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850000006256A6A18789469D4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9" style:family="table">
      <style:table-properties style:width="194.03mm" fo:margin-left="0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20mm"/>
    </style:style>
    <style:style style:name="Tabela9.B" style:family="table-column">
      <style:table-column-properties style:column-width="119.01mm"/>
    </style:style>
    <style:style style:name="Tabela9.C" style:family="table-column">
      <style:table-column-properties style:column-width="14.99mm"/>
    </style:style>
    <style:style style:name="Tabela9.E" style:family="table-column">
      <style:table-column-properties style:column-width="20.02mm"/>
    </style:style>
    <style:style style:name="Tabela9.1" style:family="table-row">
      <style:table-row-properties style:row-height="4.5mm" fo:background-color="transparent" fo:keep-together="auto">
        <style:background-image/>
      </style:table-row-properties>
    </style:style>
    <style:style style:name="Tabela9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9.2" style:family="table-row">
      <style:table-row-properties style:min-row-height="0.02mm" fo:background-color="transparent" fo:keep-together="auto">
        <style:background-image/>
      </style:table-row-properties>
    </style:style>
    <style:style style:name="Tabela9.6" style:family="table-row">
      <style:table-row-properties style:min-row-height="0.02mm"/>
    </style:style>
    <style:style style:name="Tabela9.A6" style:family="table-cell">
      <style:table-cell-properties style:vertical-align="middle" fo:padding="0.49mm" fo:border-left="none" fo:border-right="none" fo:border-top="none" fo:border-bottom="0.05pt solid #000000"/>
    </style:style>
    <style:style style:name="Tabela9.B6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9.C6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9.D6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9.E6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ela9.A7" style:family="table-cell">
      <style:table-cell-properties style:vertical-align="middle" fo:padding="0.97mm" fo:border="none"/>
    </style:style>
    <style:style style:name="Tabela9.8" style:family="table-row">
      <style:table-row-properties style:min-row-height="0.11mm"/>
    </style:style>
    <style:style style:name="Tabela9.A8" style:family="table-cell">
      <style:table-cell-properties style:vertical-align="" fo:padding="0.97mm" fo:border-left="none" fo:border-right="none" fo:border-top="0.05pt solid #000000" fo:border-bottom="0.05pt solid #000000"/>
    </style:style>
    <style:style style:name="Tabela9.B8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ela9.C8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ela9.D8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ela9.E8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ela9.A9" style:family="table-cell">
      <style:table-cell-properties style:vertical-align="middle" fo:padding="0.97mm" fo:border-left="none" fo:border-right="none" fo:border-top="0.05pt solid #000000" fo:border-bottom="none"/>
    </style:style>
    <style:style style:name="Tabela9.A10" style:family="table-cell">
      <style:table-cell-properties style:vertical-align="middle" fo:padding="0.97m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Dado_20_campo">
      <style:paragraph-properties fo:text-align="end" style:justify-single-word="false"/>
    </style:style>
    <style:style style:name="P3" style:family="paragraph" style:parent-style-name="Dado_20_campo">
      <style:text-properties fo:font-weight="normal" style:font-weight-asian="normal" style:font-weight-complex="normal"/>
    </style:style>
    <style:style style:name="P4" style:family="paragraph" style:parent-style-name="Dado_20_campo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Dado_20_campo">
      <style:paragraph-properties fo:text-align="start" style:justify-single-word="false"/>
    </style:style>
    <style:style style:name="P6" style:family="paragraph" style:parent-style-name="Dado_20_campo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P7" style:family="paragraph" style:parent-style-name="Dado_20_campo">
      <style:paragraph-properties fo:text-align="start" style:justify-single-word="false"/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P8" style:family="paragraph" style:parent-style-name="Frame_20_contents">
      <style:paragraph-properties fo:text-align="start" style:justify-single-word="false"/>
    </style:style>
    <style:style style:name="P9" style:family="paragraph" style:parent-style-name="Descritivo_20_bloco">
      <style:paragraph-properties fo:text-align="center" style:justify-single-word="false"/>
      <style:text-properties fo:font-size="6pt" style:font-size-asian="6pt" style:font-size-complex="6pt"/>
    </style:style>
    <style:style style:name="P10" style:family="paragraph" style:parent-style-name="Descritivo_20_bloco">
      <style:paragraph-properties fo:text-align="center" style:justify-single-word="false"/>
    </style:style>
    <style:style style:name="P11" style:family="paragraph" style:parent-style-name="Descritivo_20_campo">
      <style:text-properties fo:font-size="7pt" style:font-size-asian="7pt" style:font-size-complex="7pt"/>
    </style:style>
    <style:style style:name="P12" style:family="paragraph" style:parent-style-name="Descritivo_20_campo">
      <style:text-properties fo:font-size="7pt" fo:font-weight="bold" style:font-size-asian="7pt" style:font-weight-asian="bold" style:font-size-complex="7pt" style:font-weight-complex="bold"/>
    </style:style>
    <style:style style:name="P13" style:family="paragraph" style:parent-style-name="Descritivo_20_campo">
      <style:paragraph-properties fo:text-align="center" style:justify-single-word="false"/>
    </style:style>
    <style:style style:name="P14" style:family="paragraph" style:parent-style-name="Dado_20_produto_20_numérico">
      <style:text-properties fo:font-size="7pt" style:font-size-asian="7pt" style:font-size-complex="7pt"/>
    </style:style>
    <style:style style:name="P15" style:family="paragraph" style:parent-style-name="Dado_20_produto_20_numérico">
      <style:paragraph-properties fo:text-align="end" style:justify-single-word="false"/>
      <style:text-properties fo:font-size="7pt" style:font-size-asian="7pt" style:font-size-complex="7pt"/>
    </style:style>
    <style:style style:name="P16" style:family="paragraph" style:parent-style-name="Dado_20_produto_20_numérico">
      <style:text-properties fo:font-size="7pt" fo:font-weight="bold" style:font-size-asian="7pt" style:font-weight-asian="bold" style:font-size-complex="7pt" style:font-weight-complex="bold"/>
    </style:style>
    <style:style style:name="P17" style:family="paragraph" style:parent-style-name="Dado_20_produto">
      <style:text-properties fo:font-size="7pt" style:font-size-asian="7pt" style:font-size-complex="7pt"/>
    </style:style>
    <style:style style:name="P18" style:family="paragraph" style:parent-style-name="Dado_20_produto">
      <style:paragraph-properties fo:text-align="end" style:justify-single-word="false"/>
      <style:text-properties fo:font-size="7pt" style:font-size-asian="7pt" style:font-size-complex="7pt"/>
    </style:style>
    <style:style style:name="P19" style:family="paragraph" style:parent-style-name="Standard">
      <style:paragraph-properties fo:break-before="auto" fo:break-after="auto"/>
      <style:text-properties fo:font-variant="normal" fo:text-transform="none" style:font-name="DejaVu Sans" fo:font-size="6pt" fo:text-shadow="none" style:font-size-asian="5.25pt" style:font-size-complex="6pt" style:font-relief="none"/>
    </style:style>
    <style:style style:name="T1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2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underline-style="none"/>
    </style:style>
    <style:style style:name="T5" style:family="text">
      <style:text-properties officeooo:rsid="035d8f3f"/>
    </style:style>
    <style:style style:name="fr1" style:family="graphic" style:parent-style-name="Frame">
      <style:graphic-properties fo:margin-left="0mm" fo:margin-right="0mm" fo:margin-top="0mm" fo:margin-bottom="0mm" style:vertical-pos="top" style:vertical-rel="paragraph" style:horizontal-pos="center" style:horizontal-rel="paragraph-content" fo:padding="0mm" fo:border="none" style:shadow="none" draw:shadow-opacity="100%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nfe.NFe.infNFe.emit.enderEmit.xMun.valor" text:name="py3o.danfe.NFe.infNFe.emit.enderEmit.xMun.valor"/>
        <text:user-field-decl office:value-type="string" office:string-value="danfe.NFe.infNFe.emit.enderEmit.UF.valor" text:name="py3o.danfe.NFe.infNFe.emit.enderEmit.UF.valor"/>
        <text:user-field-decl office:value-type="string" office:string-value="danfe.NFe.numero_formatado" text:name="py3o.danfe.NFe.numero_formatado"/>
        <text:user-field-decl office:value-type="string" office:string-value="danfe.NFe.infNFe.ide.dSaiEnt.formato_danfe" text:name="py3o.danfe.NFe.infNFe.ide.dSaiEnt.formato_danfe"/>
        <text:user-field-decl office:value-type="string" office:string-value="danfe.NFe.infNFe.total.ISSQNTot.dCompet.mes_ano" text:name="py3o.danfe.NFe.infNFe.total.ISSQNTot.dCompet.mes_ano"/>
        <text:user-field-decl office:value-type="string" office:string-value="danfe.NFe.infNFe.emit.xNome.valor" text:name="py3o.danfe.NFe.infNFe.emit.xNome.valor"/>
        <text:user-field-decl office:value-type="string" office:string-value="danfe.NFe.cnpj_emitente_formatado" text:name="py3o.danfe.NFe.cnpj_emitente_formatado"/>
        <text:user-field-decl office:value-type="string" office:string-value="danfe.NFe.endereco_emitente_formatado" text:name="py3o.danfe.NFe.endereco_emitente_formatado"/>
        <text:user-field-decl office:value-type="string" office:string-value="danfe.NFe.infNFe.emit.IM.valor" text:name="py3o.danfe.NFe.infNFe.emit.IM.valor"/>
        <text:user-field-decl office:value-type="string" office:string-value="danfe.NFe.infNFe.emit.enderEmit.xBairro.valor" text:name="py3o.danfe.NFe.infNFe.emit.enderEmit.xBairro.valor"/>
        <text:user-field-decl office:value-type="string" office:string-value="danfe.NFe.cep_emitente_formatado" text:name="py3o.danfe.NFe.cep_emitente_formatado"/>
        <text:user-field-decl office:value-type="string" office:string-value="danfe.NFe.fone_emitente_formatado" text:name="py3o.danfe.NFe.fone_emitente_formatado"/>
        <text:user-field-decl office:value-type="string" office:string-value="danfe.NFe.celular_emitente_formatado" text:name="py3o.danfe.NFe.celular_emitente_formatado"/>
        <text:user-field-decl office:value-type="string" office:string-value="danfe.NFe.infNFe.emit.email.valor" text:name="py3o.danfe.NFe.infNFe.emit.email.valor"/>
        <text:user-field-decl office:value-type="string" office:string-value="danfe.NFe.infNFe.dest.xNome.valor" text:name="py3o.danfe.NFe.infNFe.dest.xNome.valor"/>
        <text:user-field-decl office:value-type="string" office:string-value="danfe.NFe.cnpj_destinatario_formatado" text:name="py3o.danfe.NFe.cnpj_destinatario_formatado"/>
        <text:user-field-decl office:value-type="string" office:string-value="danfe.NFe.endereco_destinatario_formatado" text:name="py3o.danfe.NFe.endereco_destinatario_formatado"/>
        <text:user-field-decl office:value-type="string" office:string-value="danfe.NFe.infNFe.dest.IM.valor" text:name="py3o.danfe.NFe.infNFe.dest.IM.valor"/>
        <text:user-field-decl office:value-type="string" office:string-value="danfe.NFe.infNFe.dest.enderDest.xBairro.valor" text:name="py3o.danfe.NFe.infNFe.dest.enderDest.xBairro.valor"/>
        <text:user-field-decl office:value-type="string" office:string-value="danfe.NFe.infNFe.dest.enderDest.xMun.valor" text:name="py3o.danfe.NFe.infNFe.dest.enderDest.xMun.valor"/>
        <text:user-field-decl office:value-type="string" office:string-value="danfe.NFe.infNFe.dest.enderDest.UF.valor" text:name="py3o.danfe.NFe.infNFe.dest.enderDest.UF.valor"/>
        <text:user-field-decl office:value-type="string" office:string-value="danfe.NFe.cep_destinatario_formatado" text:name="py3o.danfe.NFe.cep_destinatario_formatado"/>
        <text:user-field-decl office:value-type="string" office:string-value="danfe.NFe.fone_destinatario_formatado" text:name="py3o.danfe.NFe.fone_destinatario_formatado"/>
        <text:user-field-decl office:value-type="string" office:string-value="danfe.NFe.celular_destinatario_formatado" text:name="py3o.danfe.NFe.celular_destinatario_formatado"/>
        <text:user-field-decl office:value-type="string" office:string-value="danfe.NFe.infNFe.dest.email.valor" text:name="py3o.danfe.NFe.infNFe.dest.email.valor"/>
        <text:user-field-decl office:value-type="string" office:string-value="danfe.NFe.cnae_formatado" text:name="py3o.danfe.NFe.cnae_formatado"/>
        <text:user-field-decl office:value-type="string" office:string-value="danfe.NFe.infNFe.total.retTrib.pRetPIS.formato_danfe" text:name="py3o.danfe.NFe.infNFe.total.retTrib.pRetPIS.formato_danfe"/>
        <text:user-field-decl office:value-type="string" office:string-value="danfe.NFe.infNFe.total.retTrib.vRetPIS.formato_danfe" text:name="py3o.danfe.NFe.infNFe.total.retTrib.vRetPIS.formato_danfe"/>
        <text:user-field-decl office:value-type="string" office:string-value="danfe.NFe.infNFe.total.retTrib.pRetCOFINS.formato_danfe" text:name="py3o.danfe.NFe.infNFe.total.retTrib.pRetCOFINS.formato_danfe"/>
        <text:user-field-decl office:value-type="string" office:string-value="danfe.NFe.infNFe.total.retTrib.vRetCOFINS.formato_danfe" text:name="py3o.danfe.NFe.infNFe.total.retTrib.vRetCOFINS.formato_danfe"/>
        <text:user-field-decl office:value-type="string" office:string-value="danfe.NFe.infNFe.total.retTrib.pRetPrev.formato_danfe" text:name="py3o.danfe.NFe.infNFe.total.retTrib.pRetPrev.formato_danfe"/>
        <text:user-field-decl office:value-type="string" office:string-value="danfe.NFe.infNFe.total.retTrib.vRetPrev.formato_danfe" text:name="py3o.danfe.NFe.infNFe.total.retTrib.vRetPrev.formato_danfe"/>
        <text:user-field-decl office:value-type="string" office:string-value="danfe.NFe.infNFe.total.retTrib.pIRRF.formato_danfe" text:name="py3o.danfe.NFe.infNFe.total.retTrib.pIRRF.formato_danfe"/>
        <text:user-field-decl office:value-type="string" office:string-value="danfe.NFe.infNFe.total.retTrib.vIRRF.formato_danfe" text:name="py3o.danfe.NFe.infNFe.total.retTrib.vIRRF.formato_danfe"/>
        <text:user-field-decl office:value-type="string" office:string-value="danfe.NFe.infNFe.total.retTrib.pRetCSLL.formato_danfe" text:name="py3o.danfe.NFe.infNFe.total.retTrib.pRetCSLL.formato_danfe"/>
        <text:user-field-decl office:value-type="string" office:string-value="danfe.NFe.infNFe.total.retTrib.vRetCSLL.formato_danfe" text:name="py3o.danfe.NFe.infNFe.total.retTrib.vRetCSLL.formato_danfe"/>
        <text:user-field-decl office:value-type="string" office:string-value="danfe.NFe.infNFe.total.ICMSTot.vProd.formato_danfe" text:name="py3o.danfe.NFe.infNFe.total.ICMSTot.vProd.formato_danfe"/>
        <text:user-field-decl office:value-type="string" office:string-value="danfe.NFe.infNFe.total.ISSQNTot.vDescCond.formato_danfe" text:name="py3o.danfe.NFe.infNFe.total.ISSQNTot.vDescCond.formato_danfe"/>
        <text:user-field-decl office:value-type="string" office:string-value="danfe.NFe.infNFe.ide.natOp.valor" text:name="py3o.danfe.NFe.infNFe.ide.natOp.valor"/>
        <text:user-field-decl office:value-type="string" office:string-value="danfe.NFe.infNFe.total.ISSQNTot.vDeducao.formato_danfe" text:name="py3o.danfe.NFe.infNFe.total.ISSQNTot.vDeducao.formato_danfe"/>
        <text:user-field-decl office:value-type="string" office:string-value="danfe.NFe.infNFe.total.ISSQNTot.vDescIncond.formato_danfe" text:name="py3o.danfe.NFe.infNFe.total.ISSQNTot.vDescIncond.formato_danfe"/>
        <text:user-field-decl office:value-type="string" office:string-value="danfe.NFe.infNFe.total.retTrib.vTotal.formato_danfe" text:name="py3o.danfe.NFe.infNFe.total.retTrib.vTotal.formato_danfe"/>
        <text:user-field-decl office:value-type="string" office:string-value="danfe.NFe.infNFe.total.ISSQNTot.cRegTrib.valor" text:name="py3o.danfe.NFe.infNFe.total.ISSQNTot.cRegTrib.valor"/>
        <text:user-field-decl office:value-type="string" office:string-value="danfe.NFe.infNFe.total.ISSQNTot.vBC.formato_danfe" text:name="py3o.danfe.NFe.infNFe.total.ISSQNTot.vBC.formato_danfe"/>
        <text:user-field-decl office:value-type="string" office:string-value="danfe.NFe.infNFe.total.ISSQNTot.vOutro.formato_danfe" text:name="py3o.danfe.NFe.infNFe.total.ISSQNTot.vOutro.formato_danfe"/>
        <text:user-field-decl office:value-type="string" office:string-value="danfe.NFe.infNFe.total.ISSQNTot.pISS.formato_danfe" text:name="py3o.danfe.NFe.infNFe.total.ISSQNTot.pISS.formato_danfe"/>
        <text:user-field-decl office:value-type="string" office:string-value="danfe.NFe.infNFe.total.ISSQNTot.vISSRet.formato_danfe" text:name="py3o.danfe.NFe.infNFe.total.ISSQNTot.vISSRet.formato_danfe"/>
        <text:user-field-decl office:value-type="string" office:string-value="danfe.NFe.incentivador_cultural_sim_nao" text:name="py3o.danfe.NFe.incentivador_cultural_sim_nao"/>
        <text:user-field-decl office:value-type="string" office:string-value="danfe.NFe.infNFe.total.ISSQNTot.iss_retido_sim_nao" text:name="py3o.danfe.NFe.infNFe.total.ISSQNTot.iss_retido_sim_nao"/>
        <text:user-field-decl office:value-type="string" office:string-value="danfe.NFe.infNFe.cobr.fat.vLiq.formato_danfe" text:name="py3o.danfe.NFe.infNFe.cobr.fat.vLiq.formato_danfe"/>
        <text:user-field-decl office:value-type="string" office:string-value="danfe.NFe.simples_sim_nao" text:name="py3o.danfe.NFe.simples_sim_nao"/>
        <text:user-field-decl office:value-type="string" office:string-value="danfe.NFe.infNFe.total.ISSQNTot.vISS.formato_danfe" text:name="py3o.danfe.NFe.infNFe.total.ISSQNTot.vISS.formato_danfe"/>
        <text:user-field-decl office:value-type="string" office:string-value="danfe.NFe.infNFe.total.ICMSTot.vNF.formato_danfe" text:name="py3o.danfe.NFe.infNFe.total.ICMSTot.vNF.formato_danfe"/>
        <text:user-field-decl office:value-type="string" office:string-value="danfe.NFe.obs_fisco_libreoffice" text:name="py3o.danfe.NFe.obs_fisco_libreoffice"/>
        <text:user-field-decl office:value-type="string" office:string-value="danfe.nome_sistema" text:name="py3o.danfe.nome_sistema"/>
        <text:user-field-decl office:value-type="string" office:string-value="danfe.NFe.dados_adicionais_libreoffice" text:name="py3o.danfe.NFe.dados_adicionais_libreoffice"/>
        <text:user-field-decl office:value-type="string" office:string-value="danfe.NFe.endereco_emitente_formatado_linha_1" text:name="py3o.danfe.NFe.endereco_emitente_formatado_linha_1"/>
        <text:user-field-decl office:value-type="string" office:string-value="danfe.NFe.endereco_emitente_formatado_linha_2" text:name="py3o.danfe.NFe.endereco_emitente_formatado_linha_2"/>
        <text:user-field-decl office:value-type="string" office:string-value="danfe.NFe.endereco_emitente_formatado_linha_3" text:name="py3o.danfe.NFe.endereco_emitente_formatado_linha_3"/>
        <text:user-field-decl office:value-type="string" office:string-value="danfe.NFe.endereco_emitente_formatado_linha_4" text:name="py3o.danfe.NFe.endereco_emitente_formatado_linha_4"/>
        <text:user-field-decl office:value-type="string" office:string-value="danfe.NFe.infNFe.ide.tpNF.valor" text:name="py3o.danfe.NFe.infNFe.ide.tpNF.valor"/>
        <text:user-field-decl office:value-type="string" office:string-value="danfe.NFe.infNFe.versao.valor" text:name="py3o.danfe.NFe.infNFe.versao.valor"/>
        <text:user-field-decl office:value-type="string" office:string-value="danfe.NFe.serie_formatada" text:name="py3o.danfe.NFe.serie_formatada"/>
        <text:user-field-decl office:value-type="string" office:string-value="danfe.NFe.chave_formatada" text:name="py3o.danfe.NFe.chave_formatada"/>
        <text:user-field-decl office:value-type="string" office:string-value="danfe.NFe.crt_descricao" text:name="py3o.danfe.NFe.crt_descricao"/>
        <text:user-field-decl office:value-type="string" office:string-value="danfe.protNFe.protocolo_formatado" text:name="py3o.danfe.protNFe.protocolo_formatado"/>
        <text:user-field-decl office:value-type="string" office:string-value="danfe.NFe.ie_emitente_formatada" text:name="py3o.danfe.NFe.ie_emitente_formatada"/>
        <text:user-field-decl office:value-type="string" office:string-value="danfe.NFe.ie_st_formatada" text:name="py3o.danfe.NFe.ie_st_formatada"/>
        <text:user-field-decl office:value-type="string" office:string-value="danfe.procEventoCancNFe.evento.infEvento.detEvento.xJust.valor" text:name="py3o.danfe.procEventoCancNFe.evento.infEvento.detEvento.xJust.valor"/>
        <text:user-field-decl office:value-type="string" office:string-value="danfe.procEventoCancNFe.retEvento.protocolo_formatado" text:name="py3o.danfe.procEventoCancNFe.retEvento.protocolo_formatado"/>
        <text:user-field-decl office:value-type="string" office:string-value="danfe.protNFe.infProt.xMotivo.valor" text:name="py3o.danfe.protNFe.infProt.xMotivo.valor"/>
        <text:user-field-decl office:value-type="string" office:string-value="danfe.NFe.chave_imagem" text:name="py3o.danfe.NFe.chave_imagem"/>
        <text:user-field-decl office:value-type="string" office:string-value="danfe.NFe.infNFe.ide.dEmi.formato_danfe" text:name="py3o.danfe.NFe.infNFe.ide.dEmi.formato_danfe"/>
        <text:user-field-decl office:value-type="string" office:string-value="danfe.NFe.ie_destinatario_formatada" text:name="py3o.danfe.NFe.ie_destinatario_formatada"/>
        <text:user-field-decl office:value-type="string" office:string-value="danfe.NFe.infNFe.ide.hSaiEnt.formato_danfe" text:name="py3o.danfe.NFe.infNFe.ide.hSaiEnt.formato_danfe"/>
        <text:user-field-decl office:value-type="string" office:string-value="danfe.NFe.cnpj_retirada_formatado" text:name="py3o.danfe.NFe.cnpj_retirada_formatado"/>
        <text:user-field-decl office:value-type="string" office:string-value="danfe.NFe.endereco_retirada_formatado" text:name="py3o.danfe.NFe.endereco_retirada_formatado"/>
        <text:user-field-decl office:value-type="string" office:string-value="danfe.NFe.cnpj_entrega_formatado" text:name="py3o.danfe.NFe.cnpj_entrega_formatado"/>
        <text:user-field-decl office:value-type="string" office:string-value="danfe.NFe.endereco_entrega_formatado" text:name="py3o.danfe.NFe.endereco_entrega_formatado"/>
        <text:user-field-decl office:value-type="string" office:string-value="danfe.NFe.infNFe.cobr.fat.nFat.valor" text:name="py3o.danfe.NFe.infNFe.cobr.fat.nFat.valor"/>
        <text:user-field-decl office:value-type="string" office:string-value="danfe.NFe.infNFe.cobr.fat.vOrig.formato_danfe" text:name="py3o.danfe.NFe.infNFe.cobr.fat.vOrig.formato_danfe"/>
        <text:user-field-decl office:value-type="string" office:string-value="danfe.NFe.infNFe.cobr.fat.vDesc.formato_danfe" text:name="py3o.danfe.NFe.infNFe.cobr.fat.vDesc.formato_danfe"/>
        <text:user-field-decl office:value-type="string" office:string-value="dup.nDup.valor" text:name="py3o.dup.nDup.valor"/>
        <text:user-field-decl office:value-type="string" office:string-value="dup.dVenc.formato_danfe" text:name="py3o.dup.dVenc.formato_danfe"/>
        <text:user-field-decl office:value-type="string" office:string-value="dup.vDup.formato_danfe" text:name="py3o.dup.vDup.formato_danfe"/>
        <text:user-field-decl office:value-type="string" office:string-value="danfe.NFe.infNFe.total.ICMSTot.vBC.formato_danfe" text:name="py3o.danfe.NFe.infNFe.total.ICMSTot.vBC.formato_danfe"/>
        <text:user-field-decl office:value-type="string" office:string-value="danfe.NFe.infNFe.total.ICMSTot.vICMS.formato_danfe" text:name="py3o.danfe.NFe.infNFe.total.ICMSTot.vICMS.formato_danfe"/>
        <text:user-field-decl office:value-type="string" office:string-value="danfe.NFe.infNFe.total.ICMSTot.vBCST.formato_danfe" text:name="py3o.danfe.NFe.infNFe.total.ICMSTot.vBCST.formato_danfe"/>
        <text:user-field-decl office:value-type="string" office:string-value="danfe.NFe.infNFe.total.ICMSTot.vST.formato_danfe" text:name="py3o.danfe.NFe.infNFe.total.ICMSTot.vST.formato_danfe"/>
        <text:user-field-decl office:value-type="string" office:string-value="danfe.NFe.infNFe.total.ICMSTot.vTotTrib.formato_danfe" text:name="py3o.danfe.NFe.infNFe.total.ICMSTot.vTotTrib.formato_danfe"/>
        <text:user-field-decl office:value-type="string" office:string-value="danfe.NFe.infNFe.total.ICMSTot.vFrete.formato_danfe" text:name="py3o.danfe.NFe.infNFe.total.ICMSTot.vFrete.formato_danfe"/>
        <text:user-field-decl office:value-type="string" office:string-value="danfe.NFe.infNFe.total.ICMSTot.vSeg.formato_danfe" text:name="py3o.danfe.NFe.infNFe.total.ICMSTot.vSeg.formato_danfe"/>
        <text:user-field-decl office:value-type="string" office:string-value="danfe.NFe.infNFe.total.ICMSTot.vDesc.formato_danfe" text:name="py3o.danfe.NFe.infNFe.total.ICMSTot.vDesc.formato_danfe"/>
        <text:user-field-decl office:value-type="string" office:string-value="danfe.NFe.infNFe.total.ICMSTot.vOutro.formato_danfe" text:name="py3o.danfe.NFe.infNFe.total.ICMSTot.vOutro.formato_danfe"/>
        <text:user-field-decl office:value-type="string" office:string-value="danfe.NFe.infNFe.total.ICMSTot.vIPI.formato_danfe" text:name="py3o.danfe.NFe.infNFe.total.ICMSTot.vIPI.formato_danfe"/>
        <text:user-field-decl office:value-type="string" office:string-value="vol.qVol.formato_danfe" text:name="py3o.vol.qVol.formato_danfe"/>
        <text:user-field-decl office:value-type="string" office:string-value="vol.esp.valor" text:name="py3o.vol.esp.valor"/>
        <text:user-field-decl office:value-type="string" office:string-value="vol.marca.valor" text:name="py3o.vol.marca.valor"/>
        <text:user-field-decl office:value-type="string" office:string-value="vol.nVol.valor" text:name="py3o.vol.nVol.valor"/>
        <text:user-field-decl office:value-type="string" office:string-value="vol.pesoB.formato_danfe" text:name="py3o.vol.pesoB.formato_danfe"/>
        <text:user-field-decl office:value-type="string" office:string-value="vol.pesoL.formato_danfe" text:name="py3o.vol.pesoL.formato_danfe"/>
        <text:user-field-decl office:value-type="string" office:string-value="danfe.NFe.infNFe.total.ISSQNTot.vServ.formato_danfe" text:name="py3o.danfe.NFe.infNFe.total.ISSQNTot.vServ.formato_danfe"/>
        <text:user-field-decl office:value-type="string" office:string-value="danfe.NFe.infNFe.transp.transporta.xNome.valor" text:name="py3o.danfe.NFe.infNFe.transp.transporta.xNome.valor"/>
        <text:user-field-decl office:value-type="string" office:string-value="danfe.NFe.frete_formatado" text:name="py3o.danfe.NFe.frete_formatado"/>
        <text:user-field-decl office:value-type="string" office:string-value="danfe.NFe.infNFe.transp.veicTransp.RNTC.valor" text:name="py3o.danfe.NFe.infNFe.transp.veicTransp.RNTC.valor"/>
        <text:user-field-decl office:value-type="string" office:string-value="danfe.NFe.placa_veiculo_formatada" text:name="py3o.danfe.NFe.placa_veiculo_formatada"/>
        <text:user-field-decl office:value-type="string" office:string-value="danfe.NFe.infNFe.transp.veicTransp.UF.valor" text:name="py3o.danfe.NFe.infNFe.transp.veicTransp.UF.valor"/>
        <text:user-field-decl office:value-type="string" office:string-value="danfe.NFe.cnpj_transportadora_formatado" text:name="py3o.danfe.NFe.cnpj_transportadora_formatado"/>
        <text:user-field-decl office:value-type="string" office:string-value="danfe.NFe.infNFe.transp.transporta.xEnder.valor" text:name="py3o.danfe.NFe.infNFe.transp.transporta.xEnder.valor"/>
        <text:user-field-decl office:value-type="string" office:string-value="danfe.NFe.infNFe.transp.transporta.xMun.valor" text:name="py3o.danfe.NFe.infNFe.transp.transporta.xMun.valor"/>
        <text:user-field-decl office:value-type="string" office:string-value="danfe.NFe.infNFe.transp.transporta.UF.valor" text:name="py3o.danfe.NFe.infNFe.transp.transporta.UF.valor"/>
        <text:user-field-decl office:value-type="string" office:string-value="danfe.NFe.ie_transportadora_formatada" text:name="py3o.danfe.NFe.ie_transportadora_formatada"/>
        <text:user-field-decl office:value-type="string" office:string-value="danfe.NFe.infNFe.emit.IE.valor" text:name="py3o.danfe.NFe.infNFe.emit.IE.valor"/>
        <text:user-field-decl office:value-type="string" office:string-value="danfe.NFe.infNFe.emit.IEST.valor" text:name="py3o.danfe.NFe.infNFe.emit.IEST.valor"/>
        <text:user-field-decl office:value-type="string" office:string-value="danfe.NFe.infNFe.dest.IE.valor" text:name="py3o.danfe.NFe.infNFe.dest.IE.valor"/>
        <text:user-field-decl office:value-type="string" office:string-value="danfe.NFe.infNFe.transp.transporta.IE.valor" text:name="py3o.danfe.NFe.infNFe.transp.transporta.IE.valor"/>
        <text:user-field-decl office:value-type="string" office:string-value="danfe.NFe.infNFe.ide.natOp.valor" text:name="py3o.danfce.NFe.infNFe.ide.natOp.valor"/>
        <text:user-field-decl office:value-type="string" office:string-value="danfe.NFe.infNFe.emit.IE.valor" text:name="py3o.danfce.NFe.infNFe.emit.IE.valor"/>
        <text:user-field-decl office:value-type="string" office:string-value="det.prod.cProd.valor" text:name="py3o.det.prod.cProd.valor"/>
        <text:user-field-decl office:value-type="string" office:string-value="det.prod.xProd.valor" text:name="py3o.det.prod.xProd.valor"/>
        <text:user-field-decl office:value-type="string" office:string-value="det.prod.NCM.valor" text:name="py3o.det.prod.NCM.valor"/>
        <text:user-field-decl office:value-type="string" office:string-value="det.cst_formatado" text:name="py3o.det.cst_formatado"/>
        <text:user-field-decl office:value-type="string" office:string-value="det.prod.CFOP.valor" text:name="py3o.det.prod.CFOP.valor"/>
        <text:user-field-decl office:value-type="string" office:string-value="det.prod.qCom.formato_danfe" text:name="py3o.det.prod.qCom.formato_danfe"/>
        <text:user-field-decl office:value-type="string" office:string-value="det.prod.uCom.valor" text:name="py3o.det.prod.uCom.valor"/>
        <text:user-field-decl office:value-type="string" office:string-value="det.prod.vUnCom.formato_danfe" text:name="py3o.det.prod.vUnCom.formato_danfe"/>
        <text:user-field-decl office:value-type="string" office:string-value="det.prod.vProd.formato_danfe" text:name="py3o.det.prod.vProd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vICMS.formato_danfe" text:name="py3o.det.imposto.ICMS.vICMS.formato_danfe"/>
        <text:user-field-decl office:value-type="string" office:string-value="det.imposto.IPI.vIPI.formato_danfe" text:name="py3o.det.imposto.IPI.vIPI.formato_danfe"/>
        <text:user-field-decl office:value-type="string" office:string-value="det.imposto.ICMS.pICMS.formato_danfe" text:name="py3o.det.imposto.ICMS.pICMS.formato_danfe"/>
        <text:user-field-decl office:value-type="string" office:string-value="det.imposto.IPI.pIPI.formato_danfe" text:name="py3o.det.imposto.IPI.pIPI.formato_danfe"/>
        <text:user-field-decl office:value-type="string" office:string-value="det.informacoes_adicionais_formatadas" text:name="py3o.det.informacoes_adicionais_formatadas"/>
        <text:user-field-decl office:value-type="string" office:string-value="danfe.logo" text:name="py3o.danfe.logo"/>
        <text:user-field-decl office:value-type="string" office:string-value="danfe.NFe.infNFe.total.ISSQNTot.dCompet.formato_danfe" text:name="py3o.danfe.NFe.infNFe.total.ISSQNTot.dCompet.formato_danfe"/>
        <text:user-field-decl office:value-type="string" office:string-value="danfe.NFe.descricao_servico_libreoffice" text:name="py3o.danfe.NFe.descricao_servico_libreoffice"/>
      </text:user-field-decls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A"/>
        <table:table-column table:style-name="Tabela9.E"/>
        <table:table-row table:style-name="Tabela9.1">
          <table:table-cell table:style-name="Tabela9.A1" table:number-columns-spanned="5" office:value-type="string">
            <text:p text:style-name="Descritivo_20_bloco">DISCRIMINAÇÃO DOS SERVIÇOS</text:p>
          </table:table-cell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1" table:number-columns-spanned="5" office:value-type="string">
            <text:p text:style-name="Dado_20_campo"><text:a xlink:type="simple" xlink:href="py3o://if=%22danfe.imprime_descricao_servico%22" text:style-name="Internet_20_link" text:visited-style-name="Visited_20_Internet_20_Link"><text:span text:style-name="T1">if="danfe.imprime_descricao_servico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1" table:number-columns-spanned="5" office:value-type="string">
            <text:p text:style-name="Descritivo_20_campo">Descrição</text:p>
            <text:p text:style-name="Dado_20_campo"><text:user-field-get text:name="py3o.danfe.NFe.descricao_servico_libreoffice">danfe.NFe.descricao_servico_libreoffice</text:user-field-get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ela9.2">
          <table:table-cell table:style-name="Tabela9.A1" table:number-columns-spanned="5" office:value-type="string">
            <text:p text:style-name="Dado_20_campo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1" table:number-columns-spanned="5" office:value-type="string">
            <text:p text:style-name="Dado_20_campo"><text:a xlink:type="simple" xlink:href="py3o://if=%22danfe.imprime_item_servico%22" text:style-name="Internet_20_link" text:visited-style-name="Visited_20_Internet_20_Link"><text:span text:style-name="T1">if="danfe.imprime_item_servico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ela9.6">
          <table:table-cell table:style-name="Tabela9.A6" office:value-type="string">
            <text:p text:style-name="P13">Código do serviço</text:p>
          </table:table-cell>
          <table:table-cell table:style-name="Tabela9.B6" office:value-type="string">
            <text:p text:style-name="P13">Descrição</text:p>
          </table:table-cell>
          <table:table-cell table:style-name="Tabela9.C6" office:value-type="string">
            <text:p text:style-name="P13">Quantidade</text:p>
          </table:table-cell>
          <table:table-cell table:style-name="Tabela9.D6" office:value-type="string">
            <text:p text:style-name="P13">Valor unitário</text:p>
          </table:table-cell>
          <table:table-cell table:style-name="Tabela9.E6" office:value-type="string">
            <text:p text:style-name="P13">Valor total</text:p>
          </table:table-cell>
        </table:table-row>
        <table:table-row>
          <table:table-cell table:style-name="Tabela9.A7" table:number-columns-spanned="5" office:value-type="string">
            <text:p text:style-name="Standard"><text:a xlink:type="simple" xlink:href="py3o://for=%22det%20in%20danfe.NFe.infNFe.det%22" text:style-name="Internet_20_link" text:visited-style-name="Visited_20_Internet_20_Link">for="det in danfe.NFe.infNFe.det"</text:a></text:p>
          </table:table-cell>
          <table:covered-table-cell/>
          <table:covered-table-cell/>
          <table:covered-table-cell/>
          <table:covered-table-cell/>
        </table:table-row>
        <table:table-row table:style-name="Tabela9.8">
          <table:table-cell table:style-name="Tabela9.A8" office:value-type="string">
            <text:p text:style-name="Dado_20_produto"><text:user-field-get text:name="py3o.det.prod.cProd.valor">det.prod.cProd.valor</text:user-field-get></text:p>
          </table:table-cell>
          <table:table-cell table:style-name="Tabela9.B8" office:value-type="string">
            <text:p text:style-name="Dado_20_produto"><text:user-field-get text:name="py3o.det.prod.xProd.valor">det.prod.xProd.valor</text:user-field-get></text:p>
          </table:table-cell>
          <table:table-cell table:style-name="Tabela9.C8" office:value-type="string">
            <text:p text:style-name="Dado_20_produto_20_numérico"><text:user-field-get text:name="py3o.det.prod.qCom.formato_danfe">det.prod.qCom.formato_danfe</text:user-field-get><text:s/></text:p>
          </table:table-cell>
          <table:table-cell table:style-name="Tabela9.D8" office:value-type="string">
            <text:p text:style-name="Dado_20_produto_20_numérico"><text:user-field-get text:name="py3o.det.prod.vUnCom.formato_danfe">det.prod.vUnCom.formato_danfe</text:user-field-get></text:p>
          </table:table-cell>
          <table:table-cell table:style-name="Tabela9.E8" office:value-type="string">
            <text:p text:style-name="Dado_20_produto_20_numérico"><text:user-field-get text:name="py3o.det.prod.vProd.formato_danfe">det.prod.vProd.formato_danfe</text:user-field-get></text:p>
          </table:table-cell>
        </table:table-row>
        <text:soft-page-break/>
        <table:table-row>
          <table:table-cell table:style-name="Tabela9.A9" table:number-columns-spanned="5" office:value-type="string">
            <text:p text:style-name="Table_20_Contents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9.A10" table:number-columns-spanned="5" office:value-type="string">
            <text:p text:style-name="Dado_20_campo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fo:font-variant="normal" fo:text-transform="none" style:font-name="DejaVu Sans" fo:font-family="'DejaVu Sans'" style:font-style-name="Regular" style:font-family-generic="swiss" style:font-pitch="variable" fo:font-size="11pt" fo:text-shadow="none" style:font-size-asian="10.5pt" style:font-relief="none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nux Biolinum" fo:font-family="'Linux Biolinum'" fo:font-size="14pt" style:font-name-asian="Microsoft YaHei" style:font-family-asian="'Microsoft YaHei'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="Linux Biolinum" fo:font-family="'Linux Biolinum'"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Linux Biolinum" fo:font-family="'Linux Biolinum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Biolinum" fo:font-family="'Linux Biolinum'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5mm" style:type="center"/>
          <style:tab-stop style:position="190.01mm" style:type="right"/>
        </style:tab-stops>
      </style:paragraph-properties>
      <style:text-properties fo:font-size="4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itivo_20_bloco" style:display-name="Descritivo bloco" style:family="paragraph" style:parent-style-name="Standard" style:master-page-name="">
      <style:paragraph-properties fo:margin-top="0mm" fo:margin-bottom="0.49mm" loext:contextual-spacing="false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Dado_20_campo" style:display-name="Dado campo" style:family="paragraph" style:parent-style-name="Standard" style:master-page-name="">
      <loext:graphic-properties draw:fill="none" draw:fill-color="#729fcf"/>
      <style:paragraph-properties fo:margin-top="1.01mm" fo:margin-bottom="0mm" loext:contextual-spacing="false" style:page-number="auto" fo:background-color="transparent" style:writing-mode="page">
        <style:tab-stops/>
      </style:paragraph-properties>
      <style:text-properties fo:font-variant="normal" fo:text-transform="none" style:font-name="DejaVu Sans" fo:font-family="'DejaVu Sans'" style:font-style-name="Regular" style:font-family-generic="swiss" style:font-pitch="variable" fo:font-size="8pt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7pt" style:font-size-asian="10.5pt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Frame_20_contents" style:display-name="Frame contents" style:family="paragraph" style:parent-style-name="Standard" style:class="extra"/>
    <style:style style:name="Dado_20_chave" style:display-name="Dado chave" style:family="paragraph" style:parent-style-name="Standard" style:master-page-name="">
      <style:paragraph-properties fo:margin-top="0.49mm" fo:margin-bottom="0mm" loext:contextual-spacing="false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49mm" fo:margin-bottom="0mm" loext:contextual-spacing="false" fo:text-align="center" style:justify-single-word="false" style:writing-mode="page"/>
      <style:text-properties fo:font-size="9pt" style:font-size-asian="10.5pt"/>
    </style:style>
    <style:style style:name="Taŭga" style:family="text">
      <style:text-properties style:font-name="Linux Biolinum1" fo:font-family="'Linux Biolinum'" style:font-style-name="Regular" style:font-pitch="variabl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ela1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193.97mm"/>
    </style:style>
    <style:style style:name="Tabela1.A1" style:family="table-cell">
      <style:table-cell-properties style:vertical-align="middle" fo:padding="0.97mm" fo:border="none"/>
    </style:style>
    <style:style style:name="Tabela1.2" style:family="table-row">
      <style:table-row-properties style:min-row-height="11.59mm"/>
    </style:style>
    <style:style style:name="Tabela2" style:family="table">
      <style:table-properties style:width="193.97mm" table:align="left" style:writing-mode="page"/>
    </style:style>
    <style:style style:name="Tabela2.A" style:family="table-column">
      <style:table-column-properties style:column-width="32mm"/>
    </style:style>
    <style:style style:name="Tabela2.B" style:family="table-column">
      <style:table-column-properties style:column-width="44.98mm"/>
    </style:style>
    <style:style style:name="Tabela2.C" style:family="table-column">
      <style:table-column-properties style:column-width="76.99mm"/>
    </style:style>
    <style:style style:name="Tabela2.D" style:family="table-column">
      <style:table-column-properties style:column-width="40.01mm"/>
    </style:style>
    <style:style style:name="Tabela2.1" style:family="table-row">
      <style:table-row-properties style:row-height="8.01mm"/>
    </style:style>
    <style:style style:name="Tabela2.A1" style:family="table-cell">
      <style:table-cell-properties fo:padding="0.97mm" fo:border-left="none" fo:border-right="none" fo:border-top="0.05pt solid #000000" fo:border-bottom="0.05pt solid #000000"/>
    </style:style>
    <style:style style:name="Tabela2.B1" style:family="table-cell">
      <style:table-cell-properties style:vertical-align="middle" fo:padding="0.97mm" fo:border-left="none" fo:border-right="none" fo:border-top="0.05pt solid #000000" fo:border-bottom="none"/>
    </style:style>
    <style:style style:name="Tabela2.D1" style:family="table-cell">
      <style:table-cell-properties fo:padding="0.97mm" fo:border-left="0.05pt solid #000000" fo:border-right="none" fo:border-top="0.05pt solid #000000" fo:border-bottom="0.05pt solid #000000"/>
    </style:style>
    <style:style style:name="Tabela2.D2" style:family="table-cell">
      <style:table-cell-properties fo:padding="0.97mm" fo:border-left="0.05pt solid #000000" fo:border-right="none" fo:border-top="0.05pt solid #000000" fo:border-bottom="0.05pt solid #000000"/>
    </style:style>
    <style:style style:name="Tabela2.B3" style:family="table-cell">
      <style:table-cell-properties style:vertical-align="middle" fo:padding="0.97mm" fo:border-left="none" fo:border-right="none" fo:border-top="none" fo:border-bottom="0.05pt solid #000000"/>
    </style:style>
    <style:style style:name="Tabela2.D3" style:family="table-cell">
      <style:table-cell-properties fo:padding="0.97mm" fo:border-left="0.05pt solid #000000" fo:border-right="none" fo:border-top="0.05pt solid #000000" fo:border-bottom="0.05pt solid #000000"/>
    </style:style>
    <style:style style:name="Tabela2.4" style:family="table-row">
      <style:table-row-properties style:row-height="7.5mm"/>
    </style:style>
    <style:style style:name="Tabela2.A4" style:family="table-cell">
      <style:table-cell-properties fo:padding="0.97mm" fo:border-left="none" fo:border-right="none" fo:border-top="none" fo:border-bottom="0.05pt solid #000000"/>
    </style:style>
    <style:style style:name="Tabela2.C4" style:family="table-cell">
      <style:table-cell-properties fo:padding="0.97mm" fo:border-left="0.05pt solid #000000" fo:border-right="0.05pt solid #000000" fo:border-top="none" fo:border-bottom="0.05pt solid #000000"/>
    </style:style>
    <style:style style:name="Tabela2.D4" style:family="table-cell">
      <style:table-cell-properties fo:padding="0.97mm" fo:border-left="0.05pt solid #000000" fo:border-right="none" fo:border-top="none" fo:border-bottom="0.05pt solid #000000"/>
    </style:style>
    <style:style style:name="Tabela6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6.A" style:family="table-column">
      <style:table-column-properties style:column-width="27.98mm"/>
    </style:style>
    <style:style style:name="Tabela6.B" style:family="table-column">
      <style:table-column-properties style:column-width="27.99mm"/>
    </style:style>
    <style:style style:name="Tabela6.C" style:family="table-column">
      <style:table-column-properties style:column-width="4.02mm"/>
    </style:style>
    <style:style style:name="Tabela6.D" style:family="table-column">
      <style:table-column-properties style:column-width="99.98mm"/>
    </style:style>
    <style:style style:name="Tabela6.E" style:family="table-column">
      <style:table-column-properties style:column-width="7.97mm"/>
    </style:style>
    <style:style style:name="Tabela6.F" style:family="table-column">
      <style:table-column-properties style:column-width="8.01mm"/>
    </style:style>
    <style:style style:name="Tabela6.G" style:family="table-column">
      <style:table-column-properties style:column-width="18.03mm"/>
    </style:style>
    <style:style style:name="Tabela6.A1" style:family="table-cell">
      <style:table-cell-properties style:vertical-align="middle" fo:padding="0.97mm" fo:border="none"/>
    </style:style>
    <style:style style:name="Tabela6.2" style:family="table-row">
      <style:table-row-properties style:min-row-height="11.59mm"/>
    </style:style>
    <style:style style:name="Tabela6.5" style:family="table-row">
      <style:table-row-properties style:row-height="4.5mm" fo:background-color="transparent" fo:keep-together="auto">
        <style:background-image/>
      </style:table-row-properties>
    </style:style>
    <style:style style:name="Tabela6.A5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6.6" style:family="table-row">
      <style:table-row-properties style:row-height="7.5mm"/>
    </style:style>
    <style:style style:name="Tabela6.A6" style:family="table-cell">
      <style:table-cell-properties fo:padding-left="1.01mm" fo:padding-right="1.01mm" fo:padding-top="1.01mm" fo:padding-bottom="0mm" fo:border="none"/>
    </style:style>
    <style:style style:name="Tabela6.E6" style:family="table-cell">
      <style:table-cell-properties fo:padding-left="1.01mm" fo:padding-right="1.01mm" fo:padding-top="1.01mm" fo:padding-bottom="0mm" fo:border-left="0.05pt solid #000000" fo:border-right="none" fo:border-top="none" fo:border-bottom="none"/>
    </style:style>
    <style:style style:name="Tabela6.7" style:family="table-row">
      <style:table-row-properties style:row-height="7.5mm"/>
    </style:style>
    <style:style style:name="Tabela6.A7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6.E7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6.8" style:family="table-row">
      <style:table-row-properties style:row-height="7.5mm"/>
    </style:style>
    <style:style style:name="Tabela6.A8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6.D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F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G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9" style:family="table-row">
      <style:table-row-properties style:row-height="7.5mm"/>
    </style:style>
    <style:style style:name="Tabela6.A9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6.B9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C9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10" style:family="table-row">
      <style:table-row-properties style:min-row-height="4.5mm" fo:background-color="transparent" fo:keep-together="auto">
        <style:background-image/>
      </style:table-row-properties>
    </style:style>
    <style:style style:name="Tabela6.A10" style:family="table-cell">
      <style:table-cell-properties style:vertical-align="middle" fo:background-color="transparent" fo:padding="0mm" fo:border-left="none" fo:border-right="none" fo:border-top="none" fo:border-bottom="0.05pt solid #000000" style:writing-mode="page">
        <style:background-image/>
      </style:table-cell-properties>
    </style:style>
    <style:style style:name="Tabela3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39.95mm"/>
    </style:style>
    <style:style style:name="Tabela3.B" style:family="table-column">
      <style:table-column-properties style:column-width="27.98mm"/>
    </style:style>
    <style:style style:name="Tabela3.C" style:family="table-column">
      <style:table-column-properties style:column-width="22.01mm"/>
    </style:style>
    <style:style style:name="Tabela3.D" style:family="table-column">
      <style:table-column-properties style:column-width="5.98mm"/>
    </style:style>
    <style:style style:name="Tabela3.E" style:family="table-column">
      <style:table-column-properties style:column-width="64.05mm"/>
    </style:style>
    <style:style style:name="Tabela3.F" style:family="table-column">
      <style:table-column-properties style:column-width="7.97mm"/>
    </style:style>
    <style:style style:name="Tabela3.G" style:family="table-column">
      <style:table-column-properties style:column-width="8.01mm"/>
    </style:style>
    <style:style style:name="Tabela3.H" style:family="table-column">
      <style:table-column-properties style:column-width="18.03mm"/>
    </style:style>
    <style:style style:name="Tabela3.A1" style:family="table-cell">
      <style:table-cell-properties style:vertical-align="middle" fo:padding="0.97mm" fo:border-left="none" fo:border-right="none" fo:border-top="0.05pt solid #000000" fo:border-bottom="none"/>
    </style:style>
    <style:style style:name="Tabela3.A2" style:family="table-cell">
      <style:table-cell-properties style:vertical-align="middle" fo:padding="0.97mm" fo:border="none"/>
    </style:style>
    <style:style style:name="Tabela3.5" style:family="table-row">
      <style:table-row-properties style:row-height="4.5mm" fo:background-color="transparent" fo:keep-together="auto">
        <style:background-image/>
      </style:table-row-properties>
    </style:style>
    <style:style style:name="Tabela3.A5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3.6" style:family="table-row">
      <style:table-row-properties style:row-height="8.5mm"/>
    </style:style>
    <style:style style:name="Tabela3.A6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6" style:family="table-cell">
      <style:table-cell-properties fo:padding-left="1.01mm" fo:padding-right="1.01mm" fo:padding-top="1.01mm" fo:padding-bottom="0.97mm" fo:border-left="0.05pt solid #000000" fo:border-right="none" fo:border-top="none" fo:border-bottom="none"/>
    </style:style>
    <style:style style:name="Tabela3.F6" style:family="table-cell">
      <style:table-cell-properties fo:padding-left="1.01mm" fo:padding-right="1.01mm" fo:padding-top="1.01mm" fo:padding-bottom="0mm" fo:border-left="0.05pt solid #000000" fo:border-right="none" fo:border-top="none" fo:border-bottom="none"/>
    </style:style>
    <style:style style:name="Tabela3.7" style:family="table-row">
      <style:table-row-properties style:row-height="8.5mm"/>
    </style:style>
    <style:style style:name="Tabela3.A7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7" style:family="table-cell">
      <style:table-cell-properties fo:padding-left="1.01mm" fo:padding-right="1.01mm" fo:padding-top="1.01mm" fo:padding-bottom="0.97mm" fo:border-left="0.05pt solid #000000" fo:border-right="none" fo:border-top="0.05pt solid #000000" fo:border-bottom="0.05pt solid #000000"/>
    </style:style>
    <style:style style:name="Tabela3.F7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3.8" style:family="table-row">
      <style:table-row-properties style:row-height="8.5mm"/>
    </style:style>
    <style:style style:name="Tabela3.A8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8" style:family="table-cell">
      <style:table-cell-properties fo:padding-left="1.01mm" fo:padding-right="1.01mm" fo:padding-top="1.01mm" fo:padding-bottom="0.97mm" fo:border-left="0.05pt solid #000000" fo:border-right="none" fo:border-top="none" fo:border-bottom="0.05pt solid #000000"/>
    </style:style>
    <style:style style:name="Tabela3.D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G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H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9" style:family="table-row">
      <style:table-row-properties style:row-height="8.5mm"/>
    </style:style>
    <style:style style:name="Tabela3.A9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9" style:family="table-cell">
      <style:table-cell-properties fo:padding-left="1.01mm" fo:padding-right="1.01mm" fo:padding-top="1.01mm" fo:padding-bottom="0.97mm" fo:border-left="0.05pt solid #000000" fo:border-right="none" fo:border-top="none" fo:border-bottom="0.05pt solid #000000"/>
    </style:style>
    <style:style style:name="Tabela3.C9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E9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A10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8" style:family="table">
      <style:table-properties style:width="194.03mm" fo:margin-left="0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27.99mm"/>
    </style:style>
    <style:style style:name="Tabela8.C" style:family="table-column">
      <style:table-column-properties style:column-width="4.02mm"/>
    </style:style>
    <style:style style:name="Tabela8.D" style:family="table-column">
      <style:table-column-properties style:column-width="100.01mm"/>
    </style:style>
    <style:style style:name="Tabela8.E" style:family="table-column">
      <style:table-column-properties style:column-width="7.97mm"/>
    </style:style>
    <style:style style:name="Tabela8.F" style:family="table-column">
      <style:table-column-properties style:column-width="8.01mm"/>
    </style:style>
    <style:style style:name="Tabela8.G" style:family="table-column">
      <style:table-column-properties style:column-width="18.03mm"/>
    </style:style>
    <style:style style:name="Tabela8.A1" style:family="table-cell">
      <style:table-cell-properties style:vertical-align="middle" fo:padding="0.97mm" fo:border-left="none" fo:border-right="none" fo:border-top="0.05pt solid #000000" fo:border-bottom="none"/>
    </style:style>
    <style:style style:name="Tabela8.2" style:family="table-row">
      <style:table-row-properties style:min-row-height="11.59mm"/>
    </style:style>
    <style:style style:name="Tabela8.A2" style:family="table-cell">
      <style:table-cell-properties style:vertical-align="middle" fo:padding="0.97mm" fo:border="none"/>
    </style:style>
    <style:style style:name="Tabela8.5" style:family="table-row">
      <style:table-row-properties style:row-height="4.5mm" fo:background-color="transparent" fo:keep-together="auto">
        <style:background-image/>
      </style:table-row-properties>
    </style:style>
    <style:style style:name="Tabela8.A5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8.6" style:family="table-row">
      <style:table-row-properties style:row-height="34.01mm"/>
    </style:style>
    <style:style style:name="Tabela8.A6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8.A7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8.A8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8.9" style:family="table-row">
      <style:table-row-properties style:row-height="7.5mm"/>
    </style:style>
    <style:style style:name="Tabela8.A9" style:family="table-cell">
      <style:table-cell-properties fo:padding-left="1.01mm" fo:padding-right="1.01mm" fo:padding-top="1.01mm" fo:padding-bottom="0mm" fo:border="none"/>
    </style:style>
    <style:style style:name="Tabela8.E9" style:family="table-cell">
      <style:table-cell-properties fo:padding-left="1.01mm" fo:padding-right="1.01mm" fo:padding-top="1.01mm" fo:padding-bottom="0mm" fo:border-left="0.05pt solid #000000" fo:border-right="none" fo:border-top="none" fo:border-bottom="none"/>
    </style:style>
    <style:style style:name="Tabela8.10" style:family="table-row">
      <style:table-row-properties style:row-height="7.5mm"/>
    </style:style>
    <style:style style:name="Tabela8.A10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8.E10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8.11" style:family="table-row">
      <style:table-row-properties style:row-height="7.5mm"/>
    </style:style>
    <style:style style:name="Tabela8.A11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8.D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F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G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12" style:family="table-row">
      <style:table-row-properties style:row-height="7.5mm"/>
    </style:style>
    <style:style style:name="Tabela8.A12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8.B12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C12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4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97mm" style:rel-column-width="32767*"/>
    </style:style>
    <style:style style:name="Tabela4.B" style:family="table-column">
      <style:table-column-properties style:column-width="97mm" style:rel-column-width="32768*"/>
    </style:style>
    <style:style style:name="Tabela4.1" style:family="table-row">
      <style:table-row-properties style:min-row-height="0.02mm" fo:background-color="transparent" fo:keep-together="auto">
        <style:background-image/>
      </style:table-row-properties>
    </style:style>
    <style:style style:name="Tabela4.A1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ela4.2" style:family="table-row">
      <style:table-row-properties style:row-height="4.5mm" fo:background-color="transparent" fo:keep-together="auto">
        <style:background-image/>
      </style:table-row-properties>
    </style:style>
    <style:style style:name="Tabela4.A2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0.05pt solid #000000" fo:border-bottom="0.05pt solid #000000" style:writing-mode="page">
        <style:background-image/>
      </style:table-cell-properties>
    </style:style>
    <style:style style:name="Tabela4.4" style:family="table-row">
      <style:table-row-properties style:min-row-height="7.5mm" fo:background-color="transparent" fo:keep-together="auto">
        <style:background-image/>
      </style:table-row-properties>
    </style:style>
    <style:style style:name="Tabela4.A4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none" fo:border-bottom="0.05pt solid #000000" style:writing-mode="page">
        <style:background-image/>
      </style:table-cell-properties>
    </style:style>
    <style:style style:name="Tabela11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1.A" style:family="table-column">
      <style:table-column-properties style:column-width="38.81mm" style:rel-column-width="13109*"/>
    </style:style>
    <style:style style:name="Tabela11.E" style:family="table-column">
      <style:table-column-properties style:column-width="38.77mm" style:rel-column-width="13099*"/>
    </style:style>
    <style:style style:name="Tabela11.1" style:family="table-row">
      <style:table-row-properties style:row-height="4.5mm" fo:background-color="transparent" fo:keep-together="auto">
        <style:background-image/>
      </style:table-row-properties>
    </style:style>
    <style:style style:name="Tabela11.A1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0.05pt solid #000000" fo:border-bottom="0.05pt solid #000000" style:writing-mode="page">
        <style:background-image/>
      </style:table-cell-properties>
    </style:style>
    <style:style style:name="Tabela11.2" style:family="table-row">
      <style:table-row-properties style:row-height="7.5mm" fo:background-color="transparent" fo:keep-together="auto">
        <style:background-image/>
      </style:table-row-properties>
    </style:style>
    <style:style style:name="Tabela11.A2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11.B2" style:family="table-cell">
      <style:table-cell-properties style:vertical-align="" fo:background-color="transparent" fo:padding-left="1.01mm" fo:padding-right="1.01mm" fo:padding-top="1.01mm" fo:padding-bottom="0m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5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193.99mm" style:rel-column-width="65535*"/>
    </style:style>
    <style:style style:name="Tabela15.1" style:family="table-row">
      <style:table-row-properties style:row-height="4.5mm" fo:background-color="transparent" fo:keep-together="auto">
        <style:background-image/>
      </style:table-row-properties>
    </style:style>
    <style:style style:name="Tabela15.A1" style:family="table-cell">
      <style:table-cell-properties style:vertical-align="" fo:background-color="transparent" fo:padding-left="1.01mm" fo:padding-right="1.01mm" fo:padding-top="1.01mm" fo:padding-bottom="0.97mm" fo:border="none" style:writing-mode="page">
        <style:background-image/>
      </style:table-cell-properties>
    </style:style>
    <style:style style:name="Tabela13" style:family="table">
      <style:table-properties style:width="193.99mm" table:align="margins" style:writing-mode="page"/>
    </style:style>
    <style:style style:name="Tabela13.A" style:family="table-column">
      <style:table-column-properties style:column-width="65mm" style:rel-column-width="21958*"/>
    </style:style>
    <style:style style:name="Tabela13.B" style:family="table-column">
      <style:table-column-properties style:column-width="63.99mm" style:rel-column-width="21618*"/>
    </style:style>
    <style:style style:name="Tabela13.C" style:family="table-column">
      <style:table-column-properties style:column-width="65mm" style:rel-column-width="21959*"/>
    </style:style>
    <style:style style:name="Tabela13.1" style:family="table-row">
      <style:table-row-properties style:row-height="4.5mm"/>
    </style:style>
    <style:style style:name="Tabela13.A1" style:family="table-cell">
      <style:table-cell-properties fo:padding="0.97mm" fo:border-left="none" fo:border-right="none" fo:border-top="0.05pt solid #000000" fo:border-bottom="0.05pt solid #000000"/>
    </style:style>
    <style:style style:name="Tabela13.B1" style:family="table-cell">
      <style:table-cell-properties fo:padding="0.97mm" fo:border="0.05pt solid #000000"/>
    </style:style>
    <style:style style:name="Tabela14" style:family="table">
      <style:table-properties style:width="193.99mm" table:align="margins" style:writing-mode="page"/>
    </style:style>
    <style:style style:name="Tabela14.A" style:family="table-column">
      <style:table-column-properties style:column-width="42mm" style:rel-column-width="14187*"/>
    </style:style>
    <style:style style:name="Tabela14.B" style:family="table-column">
      <style:table-column-properties style:column-width="23mm" style:rel-column-width="7770*"/>
    </style:style>
    <style:style style:name="Tabela14.C" style:family="table-column">
      <style:table-column-properties style:column-width="44.19mm" style:rel-column-width="14926*"/>
    </style:style>
    <style:style style:name="Tabela14.D" style:family="table-column">
      <style:table-column-properties style:column-width="19.81mm" style:rel-column-width="6691*"/>
    </style:style>
    <style:style style:name="Tabela14.F" style:family="table-column">
      <style:table-column-properties style:column-width="23.02mm" style:rel-column-width="7774*"/>
    </style:style>
    <style:style style:name="Tabela14.1" style:family="table-row">
      <style:table-row-properties style:row-height="4mm"/>
    </style:style>
    <style:style style:name="Tabela14.A1" style:family="table-cell">
      <style:table-cell-properties style:vertical-align="middle" fo:padding-left="1.01mm" fo:padding-right="1.01mm" fo:padding-top="0mm" fo:padding-bottom="0mm" fo:border="none"/>
    </style:style>
    <style:style style:name="Tabela14.B1" style:family="table-cell">
      <style:table-cell-properties style:vertical-align="middle" fo:padding-left="1.01mm" fo:padding-right="1.01mm" fo:padding-top="0mm" fo:padding-bottom="0mm" fo:border-left="none" fo:border-right="0.05pt solid #000000" fo:border-top="none" fo:border-bottom="none"/>
    </style:style>
    <style:style style:name="Tabela14.C1" style:family="table-cell">
      <style:table-cell-properties style:vertical-align="middle" fo:padding-left="1.01mm" fo:padding-right="1.01mm" fo:padding-top="0mm" fo:padding-bottom="0mm" fo:border-left="0.05pt solid #000000" fo:border-right="0.05pt solid #000000" fo:border-top="none" fo:border-bottom="none"/>
    </style:style>
    <style:style style:name="Tabela14.E1" style:family="table-cell">
      <style:table-cell-properties style:vertical-align="middle" fo:padding-left="1.01mm" fo:padding-right="1.01mm" fo:padding-top="0mm" fo:padding-bottom="0mm" fo:border-left="0.05pt solid #000000" fo:border-right="none" fo:border-top="none" fo:border-bottom="none"/>
    </style:style>
    <style:style style:name="Tabela14.A7" style:family="table-cell">
      <style:table-cell-properties style:vertical-align="middle" fo:background-color="#dddddd" fo:padding-left="1.01mm" fo:padding-right="1.01mm" fo:padding-top="0mm" fo:padding-bottom="0mm" fo:border="none">
        <style:background-image/>
      </style:table-cell-properties>
    </style:style>
    <style:style style:name="Tabela14.B7" style:family="table-cell">
      <style:table-cell-properties style:vertical-align="middle" fo:background-color="#dddddd" fo:padding-left="1.01mm" fo:padding-right="1.01mm" fo:padding-top="0mm" fo:padding-bottom="0mm" fo:border-left="none" fo:border-right="0.05pt solid #000000" fo:border-top="none" fo:border-bottom="none">
        <style:background-image/>
      </style:table-cell-properties>
    </style:style>
    <style:style style:name="Tabela14.E7" style:family="table-cell">
      <style:table-cell-properties style:vertical-align="middle" fo:background-color="#dddddd" fo:padding-left="1.01mm" fo:padding-right="1.01mm" fo:padding-top="0mm" fo:padding-bottom="0mm" fo:border-left="0.05pt solid #000000" fo:border-right="none" fo:border-top="none" fo:border-bottom="none">
        <style:background-image/>
      </style:table-cell-properties>
    </style:style>
    <style:style style:name="Tabela12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2.A" style:family="table-column">
      <style:table-column-properties style:column-width="193.99mm" style:rel-column-width="65535*"/>
    </style:style>
    <style:style style:name="Tabela12.1" style:family="table-row">
      <style:table-row-properties style:row-height="4.5mm" fo:background-color="transparent" fo:keep-together="auto">
        <style:background-image/>
      </style:table-row-properties>
    </style:style>
    <style:style style:name="Tabela12.A1" style:family="table-cell">
      <style:table-cell-properties style:vertical-align="" fo:background-color="#dddddd" fo:padding-left="1.01mm" fo:padding-right="1.01mm" fo:padding-top="1.01mm" fo:padding-bottom="0.97mm" fo:border-left="none" fo:border-right="none" fo:border-top="0.05pt solid #000000" fo:border-bottom="0.05pt solid #000000" style:writing-mode="page">
        <style:background-image/>
      </style:table-cell-properties>
    </style:style>
    <style:style style:name="Tabela16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193.99mm" style:rel-column-width="65535*"/>
    </style:style>
    <style:style style:name="Tabela16.1" style:family="table-row">
      <style:table-row-properties style:row-height="4.5mm" fo:background-color="transparent" fo:keep-together="auto">
        <style:background-image/>
      </style:table-row-properties>
    </style:style>
    <style:style style:name="Tabela16.A1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0.05pt solid #000000" fo:border-bottom="0.05pt solid #000000" style:writing-mode="page">
        <style:background-image/>
      </style:table-cell-properties>
    </style:style>
    <style:style style:name="Tabela17" style:family="table">
      <style:table-properties style:width="193.99mm" fo:break-before="page" table:align="margins" style:writing-mode="page"/>
    </style:style>
    <style:style style:name="Tabela17.A" style:family="table-column">
      <style:table-column-properties style:column-width="193.99mm" style:rel-column-width="65535*"/>
    </style:style>
    <style:style style:name="Tabela17.1" style:family="table-row">
      <style:table-row-properties style:min-row-height="20mm"/>
    </style:style>
    <style:style style:name="Tabela17.A1" style:family="table-cell">
      <style:table-cell-properties fo:padding="0.97mm" fo:border="none"/>
    </style:style>
    <style:style style:name="Tabela23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3.A" style:family="table-column">
      <style:table-column-properties style:column-width="193.99mm" style:rel-column-width="65535*"/>
    </style:style>
    <style:style style:name="Tabela23.1" style:family="table-row">
      <style:table-row-properties style:min-row-height="1.99mm"/>
    </style:style>
    <style:style style:name="Tabela23.A1" style:family="table-cell">
      <style:table-cell-properties style:vertical-align="bottom" fo:padding="0.49mm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Dado_20_campo">
      <style:paragraph-properties fo:text-align="end" style:justify-single-word="false"/>
    </style:style>
    <style:style style:name="MP3" style:family="paragraph" style:parent-style-name="Dado_20_campo">
      <style:paragraph-properties fo:text-align="end" style:justify-single-word="false"/>
      <style:text-properties fo:font-weight="normal" style:font-weight-asian="normal" style:font-weight-complex="normal"/>
    </style:style>
    <style:style style:name="MP4" style:family="paragraph" style:parent-style-name="Dado_20_campo">
      <style:text-properties fo:font-weight="normal" style:font-weight-asian="normal" style:font-weight-complex="normal"/>
    </style:style>
    <style:style style:name="MP5" style:family="paragraph" style:parent-style-name="Frame_20_contents">
      <style:paragraph-properties fo:text-align="start" style:justify-single-word="false"/>
    </style:style>
    <style:style style:name="MP6" style:family="paragraph" style:parent-style-name="Dado_20_campo">
      <style:paragraph-properties fo:text-align="start" style:justify-single-word="false"/>
    </style:style>
    <style:style style:name="MP7" style:family="paragraph" style:parent-style-name="Dado_20_campo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MP8" style:family="paragraph" style:parent-style-name="Dado_20_campo">
      <style:paragraph-properties fo:text-align="start" style:justify-single-word="false"/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MP9" style:family="paragraph" style:parent-style-name="Descritivo_20_bloco">
      <style:paragraph-properties fo:text-align="center" style:justify-single-word="false"/>
      <style:text-properties fo:font-size="6pt" style:font-size-asian="6pt" style:font-size-complex="6pt"/>
    </style:style>
    <style:style style:name="MP10" style:family="paragraph" style:parent-style-name="Descritivo_20_campo">
      <style:text-properties fo:font-size="7pt" style:font-size-asian="7pt" style:font-size-complex="7pt"/>
    </style:style>
    <style:style style:name="MP11" style:family="paragraph" style:parent-style-name="Dado_20_produto_20_numérico">
      <style:text-properties fo:font-size="7pt" style:font-size-asian="7pt" style:font-size-complex="7pt"/>
    </style:style>
    <style:style style:name="MP12" style:family="paragraph" style:parent-style-name="Dado_20_produto">
      <style:text-properties fo:font-size="7pt" style:font-size-asian="7pt" style:font-size-complex="7pt"/>
    </style:style>
    <style:style style:name="MP13" style:family="paragraph" style:parent-style-name="Dado_20_produto">
      <style:paragraph-properties fo:text-align="end" style:justify-single-word="false"/>
      <style:text-properties fo:font-size="7pt" style:font-size-asian="7pt" style:font-size-complex="7pt"/>
    </style:style>
    <style:style style:name="MP14" style:family="paragraph" style:parent-style-name="Dado_20_produto_20_numérico">
      <style:paragraph-properties fo:text-align="end" style:justify-single-word="false"/>
      <style:text-properties fo:font-size="7pt" style:font-size-asian="7pt" style:font-size-complex="7pt"/>
    </style:style>
    <style:style style:name="MP15" style:family="paragraph" style:parent-style-name="Descritivo_20_campo">
      <style:text-properties fo:font-size="7pt" fo:font-weight="bold" style:font-size-asian="7pt" style:font-weight-asian="bold" style:font-size-complex="7pt" style:font-weight-complex="bold"/>
    </style:style>
    <style:style style:name="MP16" style:family="paragraph" style:parent-style-name="Dado_20_produto_20_numérico">
      <style:text-properties fo:font-size="7pt" fo:font-weight="bold" style:font-size-asian="7pt" style:font-weight-asian="bold" style:font-size-complex="7pt" style:font-weight-complex="bold"/>
    </style:style>
    <style:style style:name="MP17" style:family="paragraph" style:parent-style-name="Descritivo_20_bloco">
      <style:paragraph-properties fo:text-align="center" style:justify-single-word="false"/>
    </style:style>
    <style:style style:name="MT1" style:family="text"/>
    <style:style style:name="MT2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MT3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MT4" style:family="text">
      <style:text-properties officeooo:rsid="035d8f3f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style:use-window-font-color="true" style:text-underline-style="none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mm" fo:margin-right="0mm" fo:margin-top="0mm" fo:margin-bottom="0mm" style:vertical-pos="top" style:vertical-rel="paragraph" style:horizontal-pos="center" style:horizontal-rel="paragraph-content" fo:padding="0mm" fo:border="none" style:shadow="none" draw:shadow-opacity="100%"/>
    </style:style>
    <style:page-layout style:name="Mpm1">
      <style:page-layout-properties fo:page-width="210.01mm" fo:page-height="297mm" style:num-format="1" style:print-orientation="portrait" fo:margin-top="8.01mm" fo:margin-bottom="8.01mm" fo:margin-left="8.01mm" fo:margin-right="8.01mm" style:shadow="none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729fcf" draw:fill-image-width="0mm" draw:fill-image-height="0mm" style:footnote-max-height="0mm">
        <style:footnote-sep style:width="0.18mm" style:line-style="solid" style:adjustment="left" style:rel-width="25%" style:color="#000000"/>
      </style:page-layout-properties>
      <style:header-style>
        <style:header-footer-properties fo:min-height="50.01mm" fo:margin-left="0mm" fo:margin-right="0mm" fo:margin-bottom="0mm" fo:background-color="transparent" style:dynamic-spacing="true" draw:fill="none" draw:fill-color="#729fcf"/>
      </style:header-style>
      <style:footer-style>
        <style:header-footer-properties fo:min-height="50.01mm" fo:margin-left="0mm" fo:margin-right="0mm" fo:margin-top="0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1000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row>
            <table:table-cell table:style-name="Tabela1.A1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</table:table-row>
          <table:table-row table:style-name="Tabela1.2">
            <table:table-cell table:style-name="Tabela1.A1" office:value-type="string">
              <text:p text:style-name="Standard">Cabeçalhos padrão, com logo da prefeitura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</table:table-row>
        </table:table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table:number-rows-spanned="3" office:value-type="string">
              <text:p text:style-name="MP1"><draw:frame draw:style-name="Mfr1" draw:name="py3o.image(danfe.logo_prefeitura, 'png', isb64=True,dummy=1)" text:anchor-type="as-char" svg:width="30mm" svg:height="22.05mm" draw:z-index="2"><draw:image xlink:href="Pictures/10000000000000850000006256A6A18789469D40.jpg" xlink:type="simple" xlink:show="embed" xlink:actuate="onLoad" loext:mime-type="image/jpeg"/></draw:frame></text:p>
            </table:table-cell>
            <table:table-cell table:style-name="Tabela2.B1" table:number-rows-spanned="2" table:number-columns-spanned="2" office:value-type="string">
              <text:p text:style-name="Descritivo_20_DANFE">Prefeitura Municipal de <text:user-field-get text:name="py3o.danfe.NFe.infNFe.emit.enderEmit.xMun.valor">danfe.NFe.infNFe.emit.enderEmit.xMun.valor</text:user-field-get><text:s/>- <text:user-field-get text:name="py3o.danfe.NFe.infNFe.emit.enderEmit.UF.valor">danfe.NFe.infNFe.emit.enderEmit.UF.valor</text:user-field-get></text:p>
              <text:p text:style-name="Descritivo_20_DANFE"/>
            </table:table-cell>
            <table:covered-table-cell/>
            <table:table-cell table:style-name="Tabela2.D1" office:value-type="string">
              <text:p text:style-name="Descritivo_20_campo">Número da NFS-e</text:p>
              <text:p text:style-name="MP2"><text:user-field-get text:name="py3o.danfe.NFe.numero_formatado">danfe.NFe.numero_formatado</text:user-field-get></text:p>
            </table:table-cell>
          </table:table-row>
          <table:table-row table:style-name="Tabela2.1">
            <table:covered-table-cell/>
            <table:covered-table-cell/>
            <table:covered-table-cell/>
            <table:table-cell table:style-name="Tabela2.D2" office:value-type="string">
              <text:p text:style-name="Descritivo_20_campo">Data e hora de emissão</text:p>
              <text:p text:style-name="MP3"><text:user-field-get text:name="py3o.danfe.NFe.infNFe.ide.dSaiEnt.formato_danfe">danfe.NFe.infNFe.ide.dSaiEnt.formato_danfe</text:user-field-get></text:p>
            </table:table-cell>
          </table:table-row>
          <table:table-row table:style-name="Tabela2.1">
            <table:covered-table-cell/>
            <table:table-cell table:style-name="Tabela2.B3" table:number-columns-spanned="2" office:value-type="string">
              <text:p text:style-name="Descritivo_20_DANFE">NOTA FISCAL DE SERVIÇOS ELETRÔNICA - NFS-e</text:p>
            </table:table-cell>
            <table:covered-table-cell/>
            <table:table-cell table:style-name="Tabela2.D3" office:value-type="string">
              <text:p text:style-name="Descritivo_20_campo">Código de verificação</text:p>
              <text:p text:style-name="MP3"/>
            </table:table-cell>
          </table:table-row>
          <table:table-row table:style-name="Tabela2.4">
            <table:table-cell table:style-name="Tabela2.A4" table:number-columns-spanned="2" office:value-type="string">
              <text:p text:style-name="Descritivo_20_campo">Competência/Fato gerador</text:p>
              <text:p text:style-name="Dado_20_campo"><text:user-field-get text:name="py3o.danfe.NFe.infNFe.total.ISSQNTot.dCompet.mes_ano">danfe.NFe.infNFe.total.ISSQNTot.dCompet.mes_ano</text:user-field-get></text:p>
            </table:table-cell>
            <table:covered-table-cell/>
            <table:table-cell table:style-name="Tabela2.C4" office:value-type="string">
              <text:p text:style-name="Descritivo_20_campo">Número da NFS-e substituída</text:p>
              <text:p text:style-name="Dado_20_campo"/>
            </table:table-cell>
            <table:table-cell table:style-name="Tabela2.D4" office:value-type="string">
              <text:p text:style-name="Descritivo_20_campo">Número do RPS</text:p>
              <text:p text:style-name="MP3"/>
            </table:table-cell>
          </table:table-row>
        </table:table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column table:style-name="Tabela6.E"/>
          <table:table-column table:style-name="Tabela6.F"/>
          <table:table-column table:style-name="Tabela6.G"/>
          <table:table-row>
            <table:table-cell table:style-name="Tabela6.A1" table:number-columns-spanned="7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6.2">
            <table:table-cell table:style-name="Tabela6.A1" table:number-columns-spanned="7" office:value-type="string">
              <text:p text:style-name="Standard">Cabeçalhos do emitente, sem logo, somente com tex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6.A1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6.A1" table:number-columns-spanned="7" office:value-type="string">
              <text:p text:style-name="Table_20_Contents"><text:a xlink:type="simple" xlink:href="py3o://if=%22not%20danfe.logo%20and%20not%20danfe.cabecalho%22" text:style-name="Internet_20_link" text:visited-style-name="Visited_20_Internet_20_Link">if="not 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6.5">
            <table:table-cell table:style-name="Tabela6.A5" table:number-columns-spanned="7" office:value-type="string">
              <text:p text:style-name="Descritivo_20_bloco">PRESTADOR DE SERVIÇ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6.6">
            <table:table-cell table:style-name="Tabela6.A6" table:number-columns-spanned="4" office:value-type="string">
              <text:p text:style-name="Descritivo_20_campo">Razão Social/Nome</text:p>
              <text:p text:style-name="Dado_20_campo"><text:user-field-get text:name="py3o.danfe.NFe.infNFe.emit.xNome.valor">danfe.NFe.infNFe.emit.xNome.valor</text:user-field-get></text:p>
            </table:table-cell>
            <table:covered-table-cell/>
            <table:covered-table-cell/>
            <table:covered-table-cell/>
            <table:table-cell table:style-name="Tabela6.E6" table:number-columns-spanned="3" office:value-type="string">
              <text:p text:style-name="Descritivo_20_campo">CNPJ/CPF</text:p>
              <text:p text:style-name="MP4"><text:user-field-get text:name="py3o.danfe.NFe.cnpj_emitente_formatado">danfe.NFe.cnpj_emitente_formatado</text:user-field-get></text:p>
            </table:table-cell>
            <table:covered-table-cell/>
            <table:covered-table-cell/>
          </table:table-row>
          <table:table-row table:style-name="Tabela6.7">
            <table:table-cell table:style-name="Tabela6.A7" table:number-columns-spanned="4" office:value-type="string">
              <text:p text:style-name="Descritivo_20_campo">Endereço</text:p>
              <text:p text:style-name="Dado_20_campo"><text:user-field-get text:name="py3o.danfe.NFe.endereco_emitente_formatado">danfe.NFe.endereco_emitente_formatado</text:user-field-get></text:p>
            </table:table-cell>
            <table:covered-table-cell/>
            <table:covered-table-cell/>
            <table:covered-table-cell/>
            <table:table-cell table:style-name="Tabela6.E7" table:number-columns-spanned="3" office:value-type="string">
              <text:p text:style-name="Descritivo_20_campo">Inscrição MUNICIPAL</text:p>
              <text:p text:style-name="Dado_20_campo"><text:user-field-get text:name="py3o.danfe.NFe.infNFe.emit.IM.valor">danfe.NFe.infNFe.emit.IM.valor</text:user-field-get></text:p>
            </table:table-cell>
            <table:covered-table-cell/>
            <table:covered-table-cell/>
          </table:table-row>
          <table:table-row table:style-name="Tabela6.8">
            <table:table-cell table:style-name="Tabela6.A8" table:number-columns-spanned="3" office:value-type="string">
              <text:p text:style-name="Descritivo_20_campo">Bairro</text:p>
              <text:p text:style-name="Dado_20_campo"><text:user-field-get text:name="py3o.danfe.NFe.infNFe.emit.enderEmit.xBairro.valor">danfe.NFe.infNFe.emit.enderEmit.xBairro.valor</text:user-field-get></text:p>
            </table:table-cell>
            <table:covered-table-cell/>
            <table:covered-table-cell/>
            <table:table-cell table:style-name="Tabela6.D8" table:number-columns-spanned="2" office:value-type="string">
              <text:p text:style-name="Descritivo_20_campo">Município</text:p>
              <text:p text:style-name="Dado_20_campo"><text:user-field-get text:name="py3o.danfe.NFe.infNFe.emit.enderEmit.xMun.valor">danfe.NFe.infNFe.emit.enderEmit.xMun.valor</text:user-field-get></text:p>
            </table:table-cell>
            <table:covered-table-cell/>
            <table:table-cell table:style-name="Tabela6.F8" office:value-type="string">
              <text:p text:style-name="Descritivo_20_campo">UF</text:p>
              <text:p text:style-name="Dado_20_campo"><text:user-field-get text:name="py3o.danfe.NFe.infNFe.emit.enderEmit.UF.valor">danfe.NFe.infNFe.emit.enderEmit.UF.valor</text:user-field-get></text:p>
            </table:table-cell>
            <table:table-cell table:style-name="Tabela6.G8" office:value-type="string">
              <text:p text:style-name="Descritivo_20_campo">CEP</text:p>
              <text:p text:style-name="Dado_20_campo"><text:user-field-get text:name="py3o.danfe.NFe.cep_emitente_formatado">danfe.NFe.cep_emitente_formatado</text:user-field-get></text:p>
            </table:table-cell>
          </table:table-row>
          <table:table-row table:style-name="Tabela6.9">
            <table:table-cell table:style-name="Tabela6.A9" office:value-type="string">
              <text:p text:style-name="Descritivo_20_campo">Fone</text:p>
              <text:p text:style-name="Dado_20_campo"><text:user-field-get text:name="py3o.danfe.NFe.fone_emitente_formatado">danfe.NFe.fone_emitente_formatado</text:user-field-get></text:p>
            </table:table-cell>
            <table:table-cell table:style-name="Tabela6.B9" office:value-type="string">
              <text:p text:style-name="Descritivo_20_campo">Celular</text:p>
              <text:p text:style-name="Dado_20_campo"><text:user-field-get text:name="py3o.danfe.NFe.celular_emitente_formatado">danfe.NFe.celular_emitente_formatado</text:user-field-get></text:p>
            </table:table-cell>
            <table:table-cell table:style-name="Tabela6.C9" table:number-columns-spanned="5" office:value-type="string">
              <text:p text:style-name="Descritivo_20_campo">Email</text:p>
              <text:p text:style-name="Dado_20_campo"><text:user-field-get text:name="py3o.danfe.NFe.infNFe.emit.email.valor">danfe.NFe.infNFe.emit.email.valor</text:user-field-get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6.10">
            <table:table-cell table:style-name="Tabela6.A10" table:number-columns-spanned="7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column table:style-name="Tabela3.F"/>
          <table:table-column table:style-name="Tabela3.G"/>
          <table:table-column table:style-name="Tabela3.H"/>
          <table:table-row>
            <table:table-cell table:style-name="Tabela3.A1" table:number-columns-spanned="8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Standard">Cabeçalhos do emitente, com logo, tamanho 3,8 cm × 3,2 cm (largura × altura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Table_20_Contents"><text:a xlink:type="simple" xlink:href="py3o://if=%22danfe.logo%20and%20not%20danfe.cabecalho%22" text:style-name="Internet_20_link" text:visited-style-name="Visited_20_Internet_20_Link">if="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3.5">
            <table:table-cell table:style-name="Tabela3.A5" table:number-columns-spanned="8" office:value-type="string">
              <text:p text:style-name="Descritivo_20_bloco">PRESTADOR DE SERVIÇ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3.6">
            <table:table-cell table:style-name="Tabela3.A9" table:number-rows-spanned="4" office:value-type="string">
              <text:p text:style-name="Descritivo_20_campo"><draw:frame draw:style-name="Mfr2" draw:name="py3o.image(danfe.logo, 'png', isb64=True,dummy=1)" text:anchor-type="char" svg:width="37.99mm" svg:height="32mm" draw:z-index="5"><draw:text-box><text:p text:style-name="MP5"/></draw:text-box></draw:frame></text:p>
            </table:table-cell>
            <table:table-cell table:style-name="Tabela3.B6" table:number-columns-spanned="4" office:value-type="string">
              <text:p text:style-name="Descritivo_20_campo">Razão Social/Nome</text:p>
              <text:p text:style-name="Dado_20_campo"><text:user-field-get text:name="py3o.danfe.NFe.infNFe.emit.xNome.valor">danfe.NFe.infNFe.emit.xNome.valor</text:user-field-get></text:p>
            </table:table-cell>
            <table:covered-table-cell/>
            <table:covered-table-cell/>
            <table:covered-table-cell/>
            <table:table-cell table:style-name="Tabela3.F6" table:number-columns-spanned="3" office:value-type="string">
              <text:p text:style-name="Descritivo_20_campo">CNPJ/CPF</text:p>
              <text:p text:style-name="MP4"><text:user-field-get text:name="py3o.danfe.NFe.cnpj_emitente_formatado">danfe.NFe.cnpj_emitente_formatado</text:user-field-get></text:p>
            </table:table-cell>
            <table:covered-table-cell/>
            <table:covered-table-cell/>
          </table:table-row>
          <table:table-row table:style-name="Tabela3.7">
            <table:covered-table-cell/>
            <table:table-cell table:style-name="Tabela3.B7" table:number-columns-spanned="4" office:value-type="string">
              <text:p text:style-name="Descritivo_20_campo">Endereço</text:p>
              <text:p text:style-name="Dado_20_campo"><text:user-field-get text:name="py3o.danfe.NFe.endereco_emitente_formatado">danfe.NFe.endereco_emitente_formatado</text:user-field-get></text:p>
            </table:table-cell>
            <table:covered-table-cell/>
            <table:covered-table-cell/>
            <table:covered-table-cell/>
            <table:table-cell table:style-name="Tabela3.F7" table:number-columns-spanned="3" office:value-type="string">
              <text:p text:style-name="Descritivo_20_campo">Inscrição MUNICIPAL</text:p>
              <text:p text:style-name="Dado_20_campo"><text:user-field-get text:name="py3o.danfe.NFe.infNFe.emit.IM.valor">danfe.NFe.infNFe.emit.IM.valor</text:user-field-get></text:p>
            </table:table-cell>
            <table:covered-table-cell/>
            <table:covered-table-cell/>
          </table:table-row>
          <table:table-row table:style-name="Tabela3.8">
            <table:covered-table-cell/>
            <table:table-cell table:style-name="Tabela3.B8" table:number-columns-spanned="2" office:value-type="string">
              <text:p text:style-name="Descritivo_20_campo">Bairro</text:p>
              <text:p text:style-name="Dado_20_campo"><text:user-field-get text:name="py3o.danfe.NFe.infNFe.emit.enderEmit.xBairro.valor">danfe.NFe.infNFe.emit.enderEmit.xBairro.valor</text:user-field-get></text:p>
            </table:table-cell>
            <table:covered-table-cell/>
            <table:table-cell table:style-name="Tabela3.D8" table:number-columns-spanned="3" office:value-type="string">
              <text:p text:style-name="Descritivo_20_campo">Município</text:p>
              <text:p text:style-name="Dado_20_campo"><text:user-field-get text:name="py3o.danfe.NFe.infNFe.emit.enderEmit.xMun.valor">danfe.NFe.infNFe.emit.enderEmit.xMun.valor</text:user-field-get></text:p>
            </table:table-cell>
            <table:covered-table-cell/>
            <table:covered-table-cell/>
            <table:table-cell table:style-name="Tabela3.G8" office:value-type="string">
              <text:p text:style-name="Descritivo_20_campo">UF</text:p>
              <text:p text:style-name="Dado_20_campo"><text:user-field-get text:name="py3o.danfe.NFe.infNFe.emit.enderEmit.UF.valor">danfe.NFe.infNFe.emit.enderEmit.UF.valor</text:user-field-get></text:p>
            </table:table-cell>
            <table:table-cell table:style-name="Tabela3.H8" office:value-type="string">
              <text:p text:style-name="Descritivo_20_campo">CEP</text:p>
              <text:p text:style-name="Dado_20_campo"><text:user-field-get text:name="py3o.danfe.NFe.cep_emitente_formatado">danfe.NFe.cep_emitente_formatado</text:user-field-get></text:p>
            </table:table-cell>
          </table:table-row>
          <table:table-row table:style-name="Tabela3.9">
            <table:covered-table-cell/>
            <table:table-cell table:style-name="Tabela3.B9" office:value-type="string">
              <text:p text:style-name="Descritivo_20_campo">Fone</text:p>
              <text:p text:style-name="Dado_20_campo"><text:user-field-get text:name="py3o.danfe.NFe.fone_emitente_formatado">danfe.NFe.fone_emitente_formatado</text:user-field-get></text:p>
            </table:table-cell>
            <table:table-cell table:style-name="Tabela3.C9" table:number-columns-spanned="2" office:value-type="string">
              <text:p text:style-name="Descritivo_20_campo">Celular</text:p>
              <text:p text:style-name="Dado_20_campo"><text:user-field-get text:name="py3o.danfe.NFe.celular_emitente_formatado">danfe.NFe.celular_emitente_formatado</text:user-field-get></text:p>
            </table:table-cell>
            <table:covered-table-cell/>
            <table:table-cell table:style-name="Tabela3.E9" table:number-columns-spanned="4" office:value-type="string">
              <text:p text:style-name="Descritivo_20_campo">Email</text:p>
              <text:p text:style-name="Dado_20_campo"><text:user-field-get text:name="py3o.danfe.NFe.infNFe.emit.email.valor">danfe.NFe.infNFe.emit.email.valor</text:user-field-get></text:p>
            </table:table-cell>
            <table:covered-table-cell/>
            <table:covered-table-cell/>
            <table:covered-table-cell/>
          </table:table-row>
          <table:table-row>
            <table:table-cell table:style-name="Tabela3.A10" table:number-columns-spanned="8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8" table:style-name="Tabela8">
          <table:table-column table:style-name="Tabela8.A" table:number-columns-repeated="2"/>
          <table:table-column table:style-name="Tabela8.C"/>
          <table:table-column table:style-name="Tabela8.D"/>
          <table:table-column table:style-name="Tabela8.E"/>
          <table:table-column table:style-name="Tabela8.F"/>
          <table:table-column table:style-name="Tabela8.G"/>
          <table:table-row>
            <table:table-cell table:style-name="Tabela8.A1" table:number-columns-spanned="7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2">
            <table:table-cell table:style-name="Tabela8.A2" table:number-columns-spanned="7" office:value-type="string">
              <text:p text:style-name="Standard">Cabeçalhos em que uma imagem substitui a área total do cabeçalh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2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2" table:number-columns-spanned="7" office:value-type="string">
              <text:p text:style-name="Table_20_Contents"><text:a xlink:type="simple" xlink:href="py3o://if=%22danfe.cabecalho%22" text:style-name="Internet_20_link" text:visited-style-name="Visited_20_Internet_20_Link">if="dan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5">
            <table:table-cell table:style-name="Tabela8.A5" table:number-columns-spanned="7" office:value-type="string">
              <text:p text:style-name="Descritivo_20_bloco">PRESTADOR DE SERVIÇ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6">
            <table:table-cell table:style-name="Tabela8.A6" table:number-columns-spanned="7" office:value-type="string">
              <text:p text:style-name="Descritivo_20_campo"><draw:frame draw:style-name="Mfr2" draw:name="Quadro1" text:anchor-type="char" svg:width="192mm" svg:height="32mm" draw:z-index="8"><draw:text-box><text:p text:style-name="MP5"/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7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5">
            <table:table-cell table:style-name="Tabela8.A8" table:number-columns-spanned="7" office:value-type="string">
              <text:p text:style-name="Descritivo_20_bloco">TOMADOR DE SERVIÇ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9">
            <table:table-cell table:style-name="Tabela8.A9" table:number-columns-spanned="4" office:value-type="string">
              <text:p text:style-name="Descritivo_20_campo">Razão Social/Nome</text:p>
              <text:p text:style-name="Dado_20_campo"><text:user-field-get text:name="py3o.danfe.NFe.infNFe.dest.xNome.valor">danfe.NFe.infNFe.dest.xNome.valor</text:user-field-get></text:p>
            </table:table-cell>
            <table:covered-table-cell/>
            <table:covered-table-cell/>
            <table:covered-table-cell/>
            <table:table-cell table:style-name="Tabela8.E9" table:number-columns-spanned="3" office:value-type="string">
              <text:p text:style-name="Descritivo_20_campo">CNPJ/CPF</text:p>
              <text:p text:style-name="MP4"><text:user-field-get text:name="py3o.danfe.NFe.cnpj_destinatario_formatado">danfe.NFe.cnpj_destinatario_formatado</text:user-field-get></text:p>
            </table:table-cell>
            <table:covered-table-cell/>
            <table:covered-table-cell/>
          </table:table-row>
          <table:table-row table:style-name="Tabela8.10">
            <table:table-cell table:style-name="Tabela8.A10" table:number-columns-spanned="4" office:value-type="string">
              <text:p text:style-name="Descritivo_20_campo">Endereço</text:p>
              <text:p text:style-name="Dado_20_campo"><text:user-field-get text:name="py3o.danfe.NFe.endereco_destinatario_formatado">danfe.NFe.endereco_destinatario_formatado</text:user-field-get></text:p>
            </table:table-cell>
            <table:covered-table-cell/>
            <table:covered-table-cell/>
            <table:covered-table-cell/>
            <table:table-cell table:style-name="Tabela8.E10" table:number-columns-spanned="3" office:value-type="string">
              <text:p text:style-name="Descritivo_20_campo">Inscrição MUNICIPAL</text:p>
              <text:p text:style-name="Dado_20_campo"><text:user-field-get text:name="py3o.danfe.NFe.infNFe.dest.IM.valor">danfe.NFe.infNFe.dest.IM.valor</text:user-field-get></text:p>
            </table:table-cell>
            <table:covered-table-cell/>
            <table:covered-table-cell/>
          </table:table-row>
          <table:table-row table:style-name="Tabela8.11">
            <table:table-cell table:style-name="Tabela8.A11" table:number-columns-spanned="3" office:value-type="string">
              <text:p text:style-name="Descritivo_20_campo">Bairro</text:p>
              <text:p text:style-name="Dado_20_campo"><text:user-field-get text:name="py3o.danfe.NFe.infNFe.dest.enderDest.xBairro.valor">danfe.NFe.infNFe.dest.enderDest.xBairro.valor</text:user-field-get></text:p>
            </table:table-cell>
            <table:covered-table-cell/>
            <table:covered-table-cell/>
            <table:table-cell table:style-name="Tabela8.D11" table:number-columns-spanned="2" office:value-type="string">
              <text:p text:style-name="Descritivo_20_campo">Município</text:p>
              <text:p text:style-name="Dado_20_campo"><text:user-field-get text:name="py3o.danfe.NFe.infNFe.dest.enderDest.xMun.valor">danfe.NFe.infNFe.dest.enderDest.xMun.valor</text:user-field-get></text:p>
            </table:table-cell>
            <table:covered-table-cell/>
            <table:table-cell table:style-name="Tabela8.F11" office:value-type="string">
              <text:p text:style-name="Descritivo_20_campo">UF</text:p>
              <text:p text:style-name="Dado_20_campo"><text:user-field-get text:name="py3o.danfe.NFe.infNFe.dest.enderDest.UF.valor">danfe.NFe.infNFe.dest.enderDest.UF.valor</text:user-field-get></text:p>
            </table:table-cell>
            <table:table-cell table:style-name="Tabela8.G11" office:value-type="string">
              <text:p text:style-name="Descritivo_20_campo">CEP</text:p>
              <text:p text:style-name="Dado_20_campo"><text:user-field-get text:name="py3o.danfe.NFe.cep_destinatario_formatado">danfe.NFe.cep_destinatario_formatado</text:user-field-get></text:p>
            </table:table-cell>
          </table:table-row>
          <table:table-row table:style-name="Tabela8.12">
            <table:table-cell table:style-name="Tabela8.A12" office:value-type="string">
              <text:p text:style-name="Descritivo_20_campo">Fone</text:p>
              <text:p text:style-name="Dado_20_campo"><text:user-field-get text:name="py3o.danfe.NFe.fone_destinatario_formatado">danfe.NFe.fone_destinatario_formatado</text:user-field-get></text:p>
            </table:table-cell>
            <table:table-cell table:style-name="Tabela8.B12" office:value-type="string">
              <text:p text:style-name="Descritivo_20_campo">Celular</text:p>
              <text:p text:style-name="Dado_20_campo"><text:user-field-get text:name="py3o.danfe.NFe.celular_destinatario_formatado">danfe.NFe.celular_destinatario_formatado</text:user-field-get></text:p>
            </table:table-cell>
            <table:table-cell table:style-name="Tabela8.C12" table:number-columns-spanned="5" office:value-type="string">
              <text:p text:style-name="Descritivo_20_campo">Email</text:p>
              <text:p text:style-name="Dado_20_campo"><text:user-field-get text:name="py3o.danfe.NFe.infNFe.dest.email.valor">danfe.NFe.infNFe.dest.email.valor</text:user-field-get></text:p>
            </table:table-cell>
            <table:covered-table-cell/>
            <table:covered-table-cell/>
            <table:covered-table-cell/>
            <table:covered-table-cell/>
          </table:table-row>
        </table:table>
      </style:header>
      <style:foot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table:number-columns-spanned="2" office:value-type="string">
              <text:p text:style-name="Descritivo_20_bloco"><text:a xlink:type="simple" xlink:href="py3o://if=%22danfe.imprime_codigo_cnae%20and%20danfe.imprime_codigo_servico%22" text:style-name="Internet_20_link" text:visited-style-name="Visited_20_Internet_20_Link"><text:span text:style-name="MT3">if="danfe.imprime_codigo_cnae and danfe.imprime_codigo_servico"</text:span></text:a></text:p>
            </table:table-cell>
            <table:covered-table-cell/>
          </table:table-row>
          <table:table-row table:style-name="Tabela4.2">
            <table:table-cell table:style-name="Tabela4.A2" table:number-columns-spanned="2" office:value-type="string">
              <text:p text:style-name="Descritivo_20_bloco">CLASSIFICAÇÃO DO SERVIÇO</text:p>
            </table:table-cell>
            <table:covered-table-cell/>
          </table:table-row>
          <table:table-row table:style-name="Tabela4.1">
            <table:table-cell table:style-name="Tabela4.A2" table:number-columns-spanned="2" office:value-type="string">
              <text:p text:style-name="Descritivo_20_bloco"><text:a xlink:type="simple" xlink:href="py3o://if=%22danfe.imprime_codigo_cnae%22" text:style-name="Internet_20_link" text:visited-style-name="Visited_20_Internet_20_Link"><text:span text:style-name="MT3">if="danfe.imprime_codigo_cnae"</text:span></text:a></text:p>
            </table:table-cell>
            <table:covered-table-cell/>
          </table:table-row>
          <table:table-row table:style-name="Tabela4.4">
            <table:table-cell table:style-name="Tabela4.A4" table:number-columns-spanned="2" office:value-type="string">
              <text:p text:style-name="Descritivo_20_campo">cnae</text:p>
              <text:p text:style-name="MP6"><text:user-field-get text:name="py3o.danfe.NFe.cnae_formatado">danfe.NFe.cnae_formatado</text:user-field-get></text:p>
            </table:table-cell>
            <table:covered-table-cell/>
          </table:table-row>
          <table:table-row table:style-name="Tabela4.1">
            <table:table-cell table:style-name="Tabela4.A2" table:number-columns-spanned="2" office:value-type="string">
              <text:p text:style-name="MP7"><text:a xlink:type="simple" xlink:href="py3o:///if" text:style-name="Internet_20_link" text:visited-style-name="Visited_20_Internet_20_Link">/if</text:a></text:p>
            </table:table-cell>
            <table:covered-table-cell/>
          </table:table-row>
          <table:table-row table:style-name="Tabela4.1">
            <table:table-cell table:style-name="Tabela4.A4" table:number-columns-spanned="2" office:value-type="string">
              <text:p text:style-name="Descritivo_20_bloco"><text:a xlink:type="simple" xlink:href="py3o://if=%22danfe.imprime_codigo_servico%22" text:style-name="Internet_20_link" text:visited-style-name="Visited_20_Internet_20_Link"><text:span text:style-name="MT3">if="danfe.imprime_codigo_servico"</text:span></text:a></text:p>
            </table:table-cell>
            <table:covered-table-cell/>
          </table:table-row>
          <table:table-row table:style-name="Tabela4.4">
            <table:table-cell table:style-name="Tabela4.A4" table:number-columns-spanned="2" office:value-type="string">
              <text:p text:style-name="Descritivo_20_campo">Serviço</text:p>
              <text:p text:style-name="MP6"/>
            </table:table-cell>
            <table:covered-table-cell/>
          </table:table-row>
          <table:table-row table:style-name="Tabela4.1">
            <table:table-cell table:style-name="Tabela4.A4" table:number-columns-spanned="2" office:value-type="string">
              <text:p text:style-name="MP7"><text:a xlink:type="simple" xlink:href="py3o:///if" text:style-name="Internet_20_link" text:visited-style-name="Visited_20_Internet_20_Link">/if</text:a></text:p>
            </table:table-cell>
            <table:covered-table-cell/>
          </table:table-row>
          <table:table-row table:style-name="Tabela4.1">
            <table:table-cell table:style-name="Tabela4.A4" table:number-columns-spanned="2" office:value-type="string">
              <text:p text:style-name="MP7"><text:a xlink:type="simple" xlink:href="py3o:///if" text:style-name="Internet_20_link" text:visited-style-name="Visited_20_Internet_20_Link">/if</text:a></text:p>
            </table:table-cell>
            <table:covered-table-cell/>
          </table:table-row>
          <table:table-row table:style-name="Tabela4.1">
            <table:table-cell table:style-name="Tabela4.A4" table:number-columns-spanned="2" office:value-type="string">
              <text:p text:style-name="Descritivo_20_bloco"><text:a xlink:type="simple" xlink:href="py3o://if=%22danfe.imprime_construcao_civil%22" text:style-name="Internet_20_link" text:visited-style-name="Visited_20_Internet_20_Link"><text:span text:style-name="MT3">if="danfe.imprime_construcao_civil"</text:span></text:a></text:p>
            </table:table-cell>
            <table:covered-table-cell/>
          </table:table-row>
          <table:table-row table:style-name="Tabela4.2">
            <table:table-cell table:style-name="Tabela4.A4" table:number-columns-spanned="2" office:value-type="string">
              <text:p text:style-name="Descritivo_20_bloco">DETALHAMENTO ESPECÍFICO DA CONSTRUÇÃO CIVIL</text:p>
            </table:table-cell>
            <table:covered-table-cell/>
          </table:table-row>
          <table:table-row table:style-name="Tabela4.4">
            <table:table-cell table:style-name="Tabela4.A4" office:value-type="string">
              <text:p text:style-name="Descritivo_20_campo">Código da obra</text:p>
              <text:p text:style-name="MP8"/>
            </table:table-cell>
            <table:table-cell table:style-name="Tabela4.A4" office:value-type="string">
              <text:p text:style-name="Descritivo_20_campo">Código ART</text:p>
              <text:p text:style-name="MP8"/>
            </table:table-cell>
          </table:table-row>
          <table:table-row table:style-name="Tabela4.1">
            <table:table-cell table:style-name="Tabela4.A4" table:number-columns-spanned="2" office:value-type="string">
              <text:p text:style-name="MP7"><text:a xlink:type="simple" xlink:href="py3o:///if" text:style-name="Internet_20_link" text:visited-style-name="Visited_20_Internet_20_Link">/if</text:a></text:p>
            </table:table-cell>
            <table:covered-table-cell/>
          </table:table-row>
        </table:table>
        <table:table table:name="Tabela11" table:style-name="Tabela11">
          <table:table-column table:style-name="Tabela11.A" table:number-columns-repeated="4"/>
          <table:table-column table:style-name="Tabela11.E"/>
          <table:table-row table:style-name="Tabela11.1">
            <table:table-cell table:style-name="Tabela11.A1" table:number-columns-spanned="5" office:value-type="string">
              <text:p text:style-name="Descritivo_20_bloco">RETENÇÕES FEDERAI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11.2">
            <table:table-cell table:style-name="Tabela11.A2" office:value-type="string">
              <text:p text:style-name="Descritivo_20_campo">PIS (<text:user-field-get text:name="py3o.danfe.NFe.infNFe.total.retTrib.pRetPIS.formato_danfe">danfe.NFe.infNFe.total.retTrib.pRetPIS.formato_danfe</text:user-field-get>%)</text:p>
              <text:p text:style-name="MP2"><text:user-field-get text:name="py3o.danfe.NFe.infNFe.total.retTrib.vRetPIS.formato_danfe">danfe.NFe.infNFe.total.retTrib.vRetPIS.formato_danfe</text:user-field-get></text:p>
            </table:table-cell>
            <table:table-cell table:style-name="Tabela11.B2" office:value-type="string">
              <text:p text:style-name="Descritivo_20_campo">COFINS (<text:user-field-get text:name="py3o.danfe.NFe.infNFe.total.retTrib.pRetCOFINS.formato_danfe">danfe.NFe.infNFe.total.retTrib.pRetCOFINS.formato_danfe</text:user-field-get>%)</text:p>
              <text:p text:style-name="MP2"><text:user-field-get text:name="py3o.danfe.NFe.infNFe.total.retTrib.vRetCOFINS.formato_danfe">danfe.NFe.infNFe.total.retTrib.vRetCOFINS.formato_danfe</text:user-field-get></text:p>
            </table:table-cell>
            <table:table-cell table:style-name="Tabela11.B2" office:value-type="string">
              <text:p text:style-name="Descritivo_20_campo">INSS (<text:user-field-get text:name="py3o.danfe.NFe.infNFe.total.retTrib.pRetPrev.formato_danfe">danfe.NFe.infNFe.total.retTrib.pRetPrev.formato_danfe</text:user-field-get>%)</text:p>
              <text:p text:style-name="MP2"><text:user-field-get text:name="py3o.danfe.NFe.infNFe.total.retTrib.vRetPrev.formato_danfe">danfe.NFe.infNFe.total.retTrib.vRetPrev.formato_danfe</text:user-field-get></text:p>
            </table:table-cell>
            <table:table-cell table:style-name="Tabela11.B2" office:value-type="string">
              <text:p text:style-name="Descritivo_20_campo">Imposto de renda (<text:user-field-get text:name="py3o.danfe.NFe.infNFe.total.retTrib.pIRRF.formato_danfe">danfe.NFe.infNFe.total.retTrib.pIRRF.formato_danfe</text:user-field-get>%)</text:p>
              <text:p text:style-name="MP2"><text:user-field-get text:name="py3o.danfe.NFe.infNFe.total.retTrib.vIRRF.formato_danfe">danfe.NFe.infNFe.total.retTrib.vIRRF.formato_danfe</text:user-field-get></text:p>
            </table:table-cell>
            <table:table-cell table:style-name="Tabela11.B2" office:value-type="string">
              <text:p text:style-name="Descritivo_20_campo">CSLL (<text:user-field-get text:name="py3o.danfe.NFe.infNFe.total.retTrib.pRetCSLL.formato_danfe">danfe.NFe.infNFe.total.retTrib.pRetCSLL.formato_danfe</text:user-field-get>%)</text:p>
              <text:p text:style-name="MP2"><text:user-field-get text:name="py3o.danfe.NFe.infNFe.total.retTrib.vRetCSLL.formato_danfe">danfe.NFe.infNFe.total.retTrib.vRetCSLL.formato_danfe</text:user-field-get></text:p>
              <text:p text:style-name="Descritivo_20_campo"/>
              <text:p text:style-name="MP2"/>
            </table:table-cell>
          </table:table-row>
        </table:table>
        <table:table table:name="Tabela15" table:style-name="Tabela15">
          <table:table-column table:style-name="Tabela15.A"/>
          <table:table-row table:style-name="Tabela15.1">
            <table:table-cell table:style-name="Tabela15.A1" office:value-type="string">
              <text:p text:style-name="Descritivo_20_bloco">DETALHAMENTO DE VALORES</text:p>
            </table:table-cell>
          </table:table-row>
        </table:table>
        <table:table table:name="Tabela13" table:style-name="Tabela13">
          <table:table-column table:style-name="Tabela13.A"/>
          <table:table-column table:style-name="Tabela13.B"/>
          <table:table-column table:style-name="Tabela13.C"/>
          <table:table-row table:style-name="Tabela13.1">
            <table:table-cell table:style-name="Tabela13.A1" office:value-type="string">
              <text:p text:style-name="MP9">PRESTADOR DE SERVIÇOS</text:p>
            </table:table-cell>
            <table:table-cell table:style-name="Tabela13.B1" office:value-type="string">
              <text:p text:style-name="MP9">OUTRAS INFORMAÇÕES</text:p>
            </table:table-cell>
            <table:table-cell table:style-name="Tabela13.A1" office:value-type="string">
              <text:p text:style-name="MP9">CÁLCULO DO ISS DEV<text:span text:style-name="MT4">IDO</text:span> NO MUNICÍPIO</text:p>
            </table:table-cell>
          </table:table-row>
        </table:table>
        <table:table table:name="Tabela14" table:style-name="Tabela14">
          <table:table-column table:style-name="Tabela14.A"/>
          <table:table-column table:style-name="Tabela14.B"/>
          <table:table-column table:style-name="Tabela14.C"/>
          <table:table-column table:style-name="Tabela14.D"/>
          <table:table-column table:style-name="Tabela14.A"/>
          <table:table-column table:style-name="Tabela14.F"/>
          <table:table-row table:style-name="Tabela14.1">
            <table:table-cell table:style-name="Tabela14.A1" office:value-type="string">
              <text:p text:style-name="MP10">(+) Valor dos serviços</text:p>
            </table:table-cell>
            <table:table-cell table:style-name="Tabela14.B1" office:value-type="string">
              <text:p text:style-name="MP11"><text:user-field-get text:name="py3o.danfe.NFe.infNFe.total.ICMSTot.vProd.formato_danfe">danfe.NFe.infNFe.total.ICMSTot.vProd.formato_danfe</text:user-field-get></text:p>
            </table:table-cell>
            <table:table-cell table:style-name="Tabela14.C1" table:number-columns-spanned="2" office:value-type="string">
              <text:p text:style-name="MP10">Natureza da operação</text:p>
            </table:table-cell>
            <table:covered-table-cell/>
            <table:table-cell table:style-name="Tabela14.E1" office:value-type="string">
              <text:p text:style-name="MP10">(+) Valor dos serviços</text:p>
            </table:table-cell>
            <table:table-cell table:style-name="Tabela14.A1" office:value-type="string">
              <text:p text:style-name="MP11"><text:user-field-get text:name="py3o.danfe.NFe.infNFe.total.ICMSTot.vProd.formato_danfe">danfe.NFe.infNFe.total.ICMSTot.vProd.formato_danfe</text:user-field-get></text:p>
            </table:table-cell>
          </table:table-row>
          <table:table-row table:style-name="Tabela14.1">
            <table:table-cell table:style-name="Tabela14.A1" office:value-type="string">
              <text:p text:style-name="MP10">(-) Desconto condicionado</text:p>
            </table:table-cell>
            <table:table-cell table:style-name="Tabela14.B1" office:value-type="string">
              <text:p text:style-name="MP11"><text:user-field-get text:name="py3o.danfe.NFe.infNFe.total.ISSQNTot.vDescCond.formato_danfe">danfe.NFe.infNFe.total.ISSQNTot.vDescCond.formato_danfe</text:user-field-get></text:p>
            </table:table-cell>
            <table:table-cell table:style-name="Tabela14.C1" table:number-columns-spanned="2" office:value-type="string">
              <text:p text:style-name="Dado_20_produto"><text:user-field-get text:name="py3o.danfe.NFe.infNFe.ide.natOp.valor">danfe.NFe.infNFe.ide.natOp.valor</text:user-field-get></text:p>
            </table:table-cell>
            <table:covered-table-cell/>
            <table:table-cell table:style-name="Tabela14.E1" office:value-type="string">
              <text:p text:style-name="MP10">(-) Deduções permitidas em Lei</text:p>
            </table:table-cell>
            <table:table-cell table:style-name="Tabela14.A1" office:value-type="string">
              <text:p text:style-name="MP11"><text:user-field-get text:name="py3o.danfe.NFe.infNFe.total.ISSQNTot.vDeducao.formato_danfe">danfe.NFe.infNFe.total.ISSQNTot.vDeducao.formato_danfe</text:user-field-get></text:p>
            </table:table-cell>
          </table:table-row>
          <table:table-row table:style-name="Tabela14.1">
            <table:table-cell table:style-name="Tabela14.A1" office:value-type="string">
              <text:p text:style-name="MP10">(-) Desconto incondicionado</text:p>
            </table:table-cell>
            <table:table-cell table:style-name="Tabela14.B1" office:value-type="string">
              <text:p text:style-name="MP11"><text:user-field-get text:name="py3o.danfe.NFe.infNFe.total.ISSQNTot.vDescIncond.formato_danfe">danfe.NFe.infNFe.total.ISSQNTot.vDescIncond.formato_danfe</text:user-field-get></text:p>
            </table:table-cell>
            <table:table-cell table:style-name="Tabela14.C1" table:number-columns-spanned="2" office:value-type="string">
              <text:p text:style-name="MP10">Regime especial de tributação</text:p>
            </table:table-cell>
            <table:covered-table-cell/>
            <table:table-cell table:style-name="Tabela14.E1" office:value-type="string">
              <text:p text:style-name="MP10">(-) Desconto incondicionado</text:p>
            </table:table-cell>
            <table:table-cell table:style-name="Tabela14.A1" office:value-type="string">
              <text:p text:style-name="MP11"><text:user-field-get text:name="py3o.danfe.NFe.infNFe.total.ISSQNTot.vDescIncond.formato_danfe">danfe.NFe.infNFe.total.ISSQNTot.vDescIncond.formato_danfe</text:user-field-get></text:p>
            </table:table-cell>
          </table:table-row>
          <table:table-row table:style-name="Tabela14.1">
            <table:table-cell table:style-name="Tabela14.A1" office:value-type="string">
              <text:p text:style-name="MP10">(-) Retenções federais</text:p>
            </table:table-cell>
            <table:table-cell table:style-name="Tabela14.B1" office:value-type="string">
              <text:p text:style-name="MP11"><text:user-field-get text:name="py3o.danfe.NFe.infNFe.total.retTrib.vTotal.formato_danfe">danfe.NFe.infNFe.total.retTrib.vTotal.formato_danfe</text:user-field-get></text:p>
            </table:table-cell>
            <table:table-cell table:style-name="Tabela14.C1" table:number-columns-spanned="2" office:value-type="string">
              <text:p text:style-name="MP12"><text:user-field-get text:name="py3o.danfe.NFe.infNFe.total.ISSQNTot.cRegTrib.valor">danfe.NFe.infNFe.total.ISSQNTot.cRegTrib.valor</text:user-field-get></text:p>
            </table:table-cell>
            <table:covered-table-cell/>
            <table:table-cell table:style-name="Tabela14.E1" office:value-type="string">
              <text:p text:style-name="MP10">(=) Base de cálculo</text:p>
            </table:table-cell>
            <table:table-cell table:style-name="Tabela14.A1" office:value-type="string">
              <text:p text:style-name="MP11"><text:user-field-get text:name="py3o.danfe.NFe.infNFe.total.ISSQNTot.vBC.formato_danfe">danfe.NFe.infNFe.total.ISSQNTot.vBC.formato_danfe</text:user-field-get></text:p>
            </table:table-cell>
          </table:table-row>
          <table:table-row table:style-name="Tabela14.1">
            <table:table-cell table:style-name="Tabela14.A1" office:value-type="string">
              <text:p text:style-name="MP10">(-) Outras retenções</text:p>
            </table:table-cell>
            <table:table-cell table:style-name="Tabela14.B1" office:value-type="string">
              <text:p text:style-name="MP11"><text:user-field-get text:name="py3o.danfe.NFe.infNFe.total.ISSQNTot.vOutro.formato_danfe">danfe.NFe.infNFe.total.ISSQNTot.vOutro.formato_danfe</text:user-field-get></text:p>
            </table:table-cell>
            <table:table-cell table:style-name="Tabela14.C1" table:number-columns-spanned="2" office:value-type="string">
              <text:p text:style-name="MP12"/>
            </table:table-cell>
            <table:covered-table-cell/>
            <table:table-cell table:style-name="Tabela14.E1" office:value-type="string">
              <text:p text:style-name="MP10">(×) Alíquota</text:p>
            </table:table-cell>
            <table:table-cell table:style-name="Tabela14.A1" office:value-type="string">
              <text:p text:style-name="MP11"><text:user-field-get text:name="py3o.danfe.NFe.infNFe.total.ISSQNTot.pISS.formato_danfe">danfe.NFe.infNFe.total.ISSQNTot.pISS.formato_danfe</text:user-field-get>%</text:p>
            </table:table-cell>
          </table:table-row>
          <table:table-row table:style-name="Tabela14.1">
            <table:table-cell table:style-name="Tabela14.A1" office:value-type="string">
              <text:p text:style-name="MP10">(-) ISS retido</text:p>
            </table:table-cell>
            <table:table-cell table:style-name="Tabela14.B1" office:value-type="string">
              <text:p text:style-name="MP11"><text:user-field-get text:name="py3o.danfe.NFe.infNFe.total.ISSQNTot.vISSRet.formato_danfe">danfe.NFe.infNFe.total.ISSQNTot.vISSRet.formato_danfe</text:user-field-get></text:p>
            </table:table-cell>
            <table:table-cell table:style-name="Tabela14.E1" office:value-type="string">
              <text:p text:style-name="MP10">Incentivador cultural</text:p>
            </table:table-cell>
            <table:table-cell table:style-name="Tabela14.A1" office:value-type="string">
              <text:p text:style-name="MP13"><text:user-field-get text:name="py3o.danfe.NFe.incentivador_cultural_sim_nao">danfe.NFe.incentivador_cultural_sim_nao</text:user-field-get></text:p>
            </table:table-cell>
            <table:table-cell table:style-name="Tabela14.E1" office:value-type="string">
              <text:p text:style-name="MP10">(?) ISS retido</text:p>
            </table:table-cell>
            <table:table-cell table:style-name="Tabela14.A1" office:value-type="string">
              <text:p text:style-name="MP14"><text:user-field-get text:name="py3o.danfe.NFe.infNFe.total.ISSQNTot.iss_retido_sim_nao">danfe.NFe.infNFe.total.ISSQNTot.iss_retido_sim_nao</text:user-field-get></text:p>
            </table:table-cell>
          </table:table-row>
          <table:table-row table:style-name="Tabela14.1">
            <table:table-cell table:style-name="Tabela14.A7" office:value-type="string">
              <text:p text:style-name="MP15">(=) Valor líquido</text:p>
            </table:table-cell>
            <table:table-cell table:style-name="Tabela14.B7" office:value-type="string">
              <text:p text:style-name="MP16"><text:user-field-get text:name="py3o.danfe.NFe.infNFe.cobr.fat.vLiq.formato_danfe">danfe.NFe.infNFe.cobr.fat.vLiq.formato_danfe</text:user-field-get></text:p>
            </table:table-cell>
            <table:table-cell table:style-name="Tabela14.E1" office:value-type="string">
              <text:p text:style-name="MP10">SIMPLES nacional</text:p>
            </table:table-cell>
            <table:table-cell table:style-name="Tabela14.B1" office:value-type="string">
              <text:p text:style-name="MP13"><text:user-field-get text:name="py3o.danfe.NFe.simples_sim_nao">danfe.NFe.simples_sim_nao</text:user-field-get></text:p>
            </table:table-cell>
            <table:table-cell table:style-name="Tabela14.E7" office:value-type="string">
              <text:p text:style-name="MP15">(=) Valor do ISS</text:p>
            </table:table-cell>
            <table:table-cell table:style-name="Tabela14.A7" office:value-type="string">
              <text:p text:style-name="MP16"><text:user-field-get text:name="py3o.danfe.NFe.infNFe.total.ISSQNTot.vISS.formato_danfe">danfe.NFe.infNFe.total.ISSQNTot.vISS.formato_danfe</text:user-field-get></text:p>
            </table:table-cell>
          </table:table-row>
        </table:table>
        <table:table table:name="Tabela12" table:style-name="Tabela12">
          <table:table-column table:style-name="Tabela12.A"/>
          <table:table-row table:style-name="Tabela12.1">
            <table:table-cell table:style-name="Tabela12.A1" office:value-type="string">
              <text:p text:style-name="MP17">VALOR TOTAL DA NOTA R$ <text:span text:style-name="MT5"><text:user-field-get text:name="py3o.danfe.NFe.infNFe.total.ICMSTot.vNF.formato_danfe">danfe.NFe.infNFe.total.ICMSTot.vNF.formato_danfe</text:user-field-get></text:span></text:p>
            </table:table-cell>
          </table:table-row>
        </table:table>
        <table:table table:name="Tabela16" table:style-name="Tabela16">
          <table:table-column table:style-name="Tabela16.A"/>
          <table:table-row table:style-name="Tabela16.1">
            <table:table-cell table:style-name="Tabela16.A1" office:value-type="string">
              <text:p text:style-name="Descritivo_20_bloco">OUTRAS INFORMAÇÕES</text:p>
            </table:table-cell>
          </table:table-row>
        </table:table>
        <table:table table:name="Tabela17" table:style-name="Tabela17">
          <table:table-column table:style-name="Tabela17.A"/>
          <table:table-row table:style-name="Tabela17.1">
            <table:table-cell table:style-name="Tabela17.A1" office:value-type="string">
              <text:p text:style-name="Dado_20_produto"><text:user-field-get text:name="py3o.danfe.NFe.obs_fisco_libreoffice">danfe.NFe.obs_fisco_libreoffice</text:user-field-get></text:p>
            </table:table-cell>
          </table:table-row>
        </table:table>
        <table:table table:name="Tabela23" table:style-name="Tabela23">
          <table:table-column table:style-name="Tabela23.A"/>
          <table:table-row table:style-name="Tabela23.1">
            <table:table-cell table:style-name="Tabela23.A1" office:value-type="string">
              <text:p text:style-name="Footer">Impresso dia <text:date style:data-style-name="N36" text:date-value="2018-03-16T08:44:44.466715296">16/03/2018</text:date><text:s/>às <text:time style:data-style-name="N41" text:time-value="2018-03-16T08:44:44.466800792">08:44:16</text:time><text:s/>por <text:span text:style-name="MT6"><text:user-field-get text:name="py3o.danfe.nome_sistema">danfe.nome_sistema</text:user-field-get></text:span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15:03:11.336762637</meta:creation-date>
    <dc:title>DANFSE</dc:title>
    <meta:editing-duration>P2DT10H43M15S</meta:editing-duration>
    <meta:editing-cycles>737</meta:editing-cycles>
    <meta:generator>LibreOffice/6.0.2.1.0$Linux_X86_64 LibreOffice_project/00m0$Build-1</meta:generator>
    <dc:date>2018-03-16T08:44:44.151074655</dc:date>
    <dc:creator>Taŭga Tecnologia</dc:creator>
    <meta:document-statistic meta:table-count="15" meta:image-count="1" meta:object-count="0" meta:page-count="3" meta:paragraph-count="189" meta:word-count="366" meta:character-count="5141" meta:non-whitespace-character-count="4962"/>
    <meta:template xlink:type="simple" xlink:actuate="onRequest" xlink:title="WriterPadrão" xlink:href="../Modelos/WriterPadrão.ott" meta:date="2016-12-23T15:03:10.881647871"/>
  </office:meta>
</office:document-meta>
</file>